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86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17.919cm"/>
    </style:style>
    <style:style style:name="co6" style:family="table-column">
      <style:table-column-properties fo:break-before="auto" style:column-width="7.248cm"/>
    </style:style>
    <style:style style:name="co7" style:family="table-column">
      <style:table-column-properties fo:break-before="auto" style:column-width="11.975cm"/>
    </style:style>
    <style:style style:name="co8" style:family="table-column">
      <style:table-column-properties fo:break-before="auto" style:column-width="12.335cm"/>
    </style:style>
    <style:style style:name="co9" style:family="table-column">
      <style:table-column-properties fo:break-before="auto" style:column-width="16.122cm"/>
    </style:style>
    <style:style style:name="co10" style:family="table-column">
      <style:table-column-properties fo:break-before="auto" style:column-width="25.217cm"/>
    </style:style>
    <style:style style:name="co11" style:family="table-column">
      <style:table-column-properties fo:break-before="auto" style:column-width="14.104cm"/>
    </style:style>
    <style:style style:name="co12" style:family="table-column">
      <style:table-column-properties fo:break-before="auto" style:column-width="51.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672cm"/>
    </style:style>
    <style:style style:name="co15" style:family="table-column">
      <style:table-column-properties fo:break-before="auto" style:column-width="4.729cm"/>
    </style:style>
    <style:style style:name="co16" style:family="table-column">
      <style:table-column-properties fo:break-before="auto" style:column-width="2.434cm"/>
    </style:style>
    <style:style style:name="co17" style:family="table-column">
      <style:table-column-properties fo:break-before="auto" style:column-width="2.468cm"/>
    </style:style>
    <style:style style:name="co18" style:family="table-column">
      <style:table-column-properties fo:break-before="auto" style:column-width="2.641cm"/>
    </style:style>
    <style:style style:name="co19" style:family="table-column">
      <style:table-column-properties fo:break-before="auto" style:column-width="2.572cm"/>
    </style:style>
    <style:style style:name="co20" style:family="table-column">
      <style:table-column-properties fo:break-before="auto" style:column-width="2.332cm"/>
    </style:style>
    <style:style style:name="co21" style:family="table-column">
      <style:table-column-properties fo:break-before="auto" style:column-width="2.776cm"/>
    </style:style>
    <style:style style:name="co22" style:family="table-column">
      <style:table-column-properties fo:break-before="auto" style:column-width="2.88cm"/>
    </style:style>
    <style:style style:name="co23" style:family="table-column">
      <style:table-column-properties fo:break-before="auto" style:column-width="4.279cm"/>
    </style:style>
    <style:style style:name="co24" style:family="table-column">
      <style:table-column-properties fo:break-before="auto" style:column-width="3.422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3.223cm"/>
    </style:style>
    <style:style style:name="co27" style:family="table-column">
      <style:table-column-properties fo:break-before="auto" style:column-width="0.54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4.21cm"/>
    </style:style>
    <style:style style:name="co30" style:family="table-column">
      <style:table-column-properties fo:break-before="auto" style:column-width="4.286cm"/>
    </style:style>
    <style:style style:name="co31" style:family="table-column">
      <style:table-column-properties fo:break-before="auto" style:column-width="2.859cm"/>
    </style:style>
    <style:style style:name="co32" style:family="table-column">
      <style:table-column-properties fo:break-before="auto" style:column-width="3.154cm"/>
    </style:style>
    <style:style style:name="co33" style:family="table-column">
      <style:table-column-properties fo:break-before="auto" style:column-width="3.298cm"/>
    </style:style>
    <style:style style:name="co34" style:family="table-column">
      <style:table-column-properties fo:break-before="auto" style:column-width="3.332cm"/>
    </style:style>
    <style:style style:name="co35" style:family="table-column">
      <style:table-column-properties fo:break-before="auto" style:column-width="0.536cm"/>
    </style:style>
    <style:style style:name="co36" style:family="table-column">
      <style:table-column-properties fo:break-before="auto" style:column-width="0.843cm"/>
    </style:style>
    <style:style style:name="co37" style:family="table-column">
      <style:table-column-properties fo:break-before="auto" style:column-width="0.751cm"/>
    </style:style>
    <style:style style:name="co38" style:family="table-column">
      <style:table-column-properties fo:break-before="auto" style:column-width="0.81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894cm" fo:break-before="auto" style:use-optimal-row-height="true"/>
    </style:style>
    <style:style style:name="ro3" style:family="table-row">
      <style:table-row-properties style:row-height="0.855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90016"/>
    </style:style>
    <style:style style:name="ta3" style:family="table" style:master-page-name="Default">
      <style:table-properties table:display="true" style:writing-mode="lr-tb" tableooo:tab-color="#ff0000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>
      <style:table-cell-properties fo:border-bottom="none" fo:border-left="0.99pt solid #000000" fo:border-right="none" fo:border-top="none"/>
    </style:style>
    <style:style style:name="ce1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Category">
      <style:table-cell-properties fo:border-bottom="0.99pt solid #000000" fo:border-left="none" fo:border-right="none" fo:border-top="none"/>
    </style:style>
    <style:style style:name="ce22" style:family="table-cell" style:parent-style-name="Pivot_20_Table_20_Value">
      <style:table-cell-properties fo:border-bottom="none" fo:border-left="none" fo:border-right="none" fo:border-top="0.99pt solid #000000"/>
    </style:style>
    <style:style style:name="ce23" style:family="table-cell" style:parent-style-name="Pivot_20_Table_20_Value">
      <style:table-cell-properties fo:border-bottom="0.99pt solid #000000" fo:border-left="none" fo:border-right="none" fo:border-top="none"/>
    </style:style>
    <style:style style:name="ce24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Value">
      <style:table-cell-properties fo:border-bottom="none" fo:border-left="none" fo:border-right="0.99pt solid #000000" fo:border-top="none"/>
    </style:style>
    <style:style style:name="ce2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8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31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33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36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37" style:family="table-cell" style:parent-style-name="Pivot_20_Table_20_Value">
      <style:table-cell-properties fo:border-bottom="2.01pt solid #000000" fo:border-left="none" fo:border-right="none" fo:border-top="none"/>
    </style:style>
    <style:style style:name="ce38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39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40" style:family="table-cell" style:parent-style-name="Pivot_20_Table_20_Value">
      <style:table-cell-properties fo:border-bottom="none" fo:border-left="none" fo:border-right="2.01pt solid #000000" fo:border-top="none"/>
    </style:style>
    <style:style style:name="ce41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4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mpleted</text:p>
          </table:table-cell>
          <table:table-cell table:style-name="Default" office:value-type="string">
            <text:p>Time Submitted</text:p>
          </table:table-cell>
          <table:table-cell office:value-type="string">
            <text:p>IP-Address</text:p>
          </table:table-cell>
          <table:table-cell office:value-type="string">
            <text:p>I have read the above project description. I agree with the terms and hereby consent to participate in the study.</text:p>
          </table:table-cell>
          <table:table-cell office:value-type="string">
            <text:p> Which of the following best describes you?</text:p>
          </table:table-cell>
          <table:table-cell office:value-type="string">
            <text:p> What is your experience with the following tools and/or technologies? [1]</text:p>
          </table:table-cell>
          <table:table-cell office:value-type="string">
            <text:p> What is your experience with the following tools and/or technologies? [2]</text:p>
          </table:table-cell>
          <table:table-cell office:value-type="string">
            <text:p> What is your experience with the following tools and/or technologies? [3]</text:p>
          </table:table-cell>
          <table:table-cell office:value-type="string">
            <text:p> To what degree do you feel the tool easily supports the following tasks? [1]</text:p>
          </table:table-cell>
          <table:table-cell office:value-type="string">
            <text:p> To what degree do you feel the tool easily supports the following tasks? [2]</text:p>
          </table:table-cell>
          <table:table-cell office:value-type="string">
            <text:p> To what degree do you feel the tool easily supports the following tasks? [3]</text:p>
          </table:table-cell>
          <table:table-cell office:value-type="string">
            <text:p> To what degree do you feel the tool easily supports the following tasks? [4]</text:p>
          </table:table-cell>
          <table:table-cell office:value-type="string">
            <text:p>In relation to Bonolo's features and functionality, to what degree do you agree with the following? [1]</text:p>
          </table:table-cell>
          <table:table-cell office:value-type="string">
            <text:p>In relation to Bonolo's features and functionality, to what degree do you agree with the following? [2]</text:p>
          </table:table-cell>
          <table:table-cell office:value-type="string">
            <text:p>In relation to Bonolo's features and functionality, to what degree do you agree with the following? [3]</text:p>
          </table:table-cell>
          <table:table-cell office:value-type="string">
            <text:p>In relation to Bonolo's features and functionality, to what degree do you agree with the following? [4]</text:p>
          </table:table-cell>
          <table:table-cell office:value-type="string">
            <text:p>What personal activity/task would you use a tool like Bonolo for? </text:p>
          </table:table-cell>
          <table:table-cell office:value-type="string">
            <text:p>To what degree do you agree with the following after watching the quick start video? [1]</text:p>
          </table:table-cell>
          <table:table-cell office:value-type="string">
            <text:p>To what degree do you agree with the following after watching the quick start video? [2]</text:p>
          </table:table-cell>
          <table:table-cell office:value-type="string">
            <text:p>Do you have any general comments about the tool?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Y</text:p>
          </table:table-cell>
          <table:table-cell office:value-type="string">
            <text:p>2012-06-07 18:56:15</text:p>
          </table:table-cell>
          <table:table-cell office:value-type="string">
            <text:p>197.220.21.229</text:p>
          </table:table-cell>
          <table:table-cell office:value-type="string">
            <text:p>Y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Y</text:p>
          </table:table-cell>
          <table:table-cell office:value-type="string">
            <text:p>2012-06-07 19:46:55</text:p>
          </table:table-cell>
          <table:table-cell office:value-type="string">
            <text:p>196.209.230.25</text:p>
          </table:table-cell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I\'d want to use it to store important files remotely for backup purposes.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 am very used to right-click/drag-and-drop functionality on my OS for folder creation and manipulation. These are missing in Bonolo, making it very tedious to manipulate objects. Also, I fail to see how Bonolo differentiates itself from something like Dropbox. I can create a folder structure on my PC and upload it to Dropbox very easily. I can then browse my files and folders in Dropbox\'s web interface.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Y</text:p>
          </table:table-cell>
          <table:table-cell office:value-type="string">
            <text:p>2012-06-07 21:03:11</text:p>
          </table:table-cell>
          <table:table-cell office:value-type="string">
            <text:p>196.24.245.97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 have a huge collection of photos and albums, so I could use a tool like Bonolo to manage large number of photos. <text:s/>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Y</text:p>
          </table:table-cell>
          <table:table-cell office:value-type="string">
            <text:p>2012-06-08 04:41:49</text:p>
          </table:table-cell>
          <table:table-cell office:value-type="string">
            <text:p>41.95.99.117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rganizing and preserving my digital collection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search function did not work. I tried playing around with it but I eventually gave up. Uploading was very slow but I assume its due to my internet connection. Nevertheless, it\'s a great tool.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Y</text:p>
          </table:table-cell>
          <table:table-cell office:value-type="string">
            <text:p>2012-06-08 10:13:28</text:p>
          </table:table-cell>
          <table:table-cell office:value-type="string">
            <text:p>41.247.33.120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icture tagging (metedata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ove all and delete all could be change to \"move selected\" and \"delete selected\". Also, I was unable to see where my file would be moved, maybe need to make that a bit more clear. Good/useful overall tool :)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Y</text:p>
          </table:table-cell>
          <table:table-cell office:value-type="string">
            <text:p>2012-06-08 13:46:37</text:p>
          </table:table-cell>
          <table:table-cell office:value-type="string">
            <text:p>41.223.119.129</text:p>
          </table:table-cell>
          <table:table-cell office:value-type="string">
            <text:p>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Y</text:p>
          </table:table-cell>
          <table:table-cell office:value-type="string">
            <text:p>2012-06-08 17:38:54</text:p>
          </table:table-cell>
          <table:table-cell office:value-type="string">
            <text:p>41.177.89.127</text:p>
          </table:table-cell>
          <table:table-cell office:value-type="string">
            <text:p>Y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Y</text:p>
          </table:table-cell>
          <table:table-cell office:value-type="string">
            <text:p>2012-06-10 21:16:32</text:p>
          </table:table-cell>
          <table:table-cell office:value-type="string">
            <text:p>41.247.33.7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lete selected, move selected items instead of move all and remove all would be better. Overally a Good app :)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Y</text:p>
          </table:table-cell>
          <table:table-cell office:value-type="string">
            <text:p>2012-06-11 12:09:17</text:p>
          </table:table-cell>
          <table:table-cell office:value-type="string">
            <text:p>196.24.243.142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toring pictures and journal article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I couldn\'t create the archive. Just created the collection. he youtube video is not clear on how to create the archive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Y</text:p>
          </table:table-cell>
          <table:table-cell office:value-type="string">
            <text:p>2012-06-11 11:46:14</text:p>
          </table:table-cell>
          <table:table-cell office:value-type="string">
            <text:p>130.75.152.142</text:p>
          </table:table-cell>
          <table:table-cell office:value-type="string">
            <text:p>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Y</text:p>
          </table:table-cell>
          <table:table-cell office:value-type="string">
            <text:p>2012-06-11 16:15:19</text:p>
          </table:table-cell>
          <table:table-cell office:value-type="string">
            <text:p>137.158.60.70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office:value-type="string">
            <text:p>I would use it for storing my collection of images taken from various places I have been to and to archive my music collection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he tool is quite handy and I would like to see it\'s real-time deployment and how other users would react to it. I, personally, found it very useful and very easy to use. I might be biased because I am familiar with digital archives BUT I do believe anyone can find it easy to use. As the name suggests bonolo (== easy), it is indeed easy to use. 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Y</text:p>
          </table:table-cell>
          <table:table-cell office:value-type="string">
            <text:p>2012-06-11 15:06:22</text:p>
          </table:table-cell>
          <table:table-cell office:value-type="string">
            <text:p>137.158.153.188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 office:value-type="string">
            <text:p>Organizing my downloaded research papers. <text:s/>If I have a certain keyword, using the search to find which papers contain that keyword would be hugely useful.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Y</text:p>
          </table:table-cell>
          <table:table-cell office:value-type="string">
            <text:p>2012-06-11 15:16:14</text:p>
          </table:table-cell>
          <table:table-cell office:value-type="string">
            <text:p>137.158.125.238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Y</text:p>
          </table:table-cell>
          <table:table-cell office:value-type="string">
            <text:p>2012-06-11 23:13:50</text:p>
          </table:table-cell>
          <table:table-cell office:value-type="string">
            <text:p>196.24.245.175</text:p>
          </table:table-cell>
          <table:table-cell office:value-type="string">
            <text:p>Y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hotos <text:s/>Musi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he login icons and texts are very small 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Y</text:p>
          </table:table-cell>
          <table:table-cell office:value-type="string">
            <text:p>2012-06-12 13:40:59</text:p>
          </table:table-cell>
          <table:table-cell office:value-type="string">
            <text:p>41.164.145.27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intaining a collection of papers and articles that I have read or am interested in - I currently use Dropbox to do this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ome feedback when the is page loading once I have pressed a button would have been nice.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Y</text:p>
          </table:table-cell>
          <table:table-cell office:value-type="string">
            <text:p>2012-06-12 21:57:12</text:p>
          </table:table-cell>
          <table:table-cell office:value-type="string">
            <text:p>49.124.110.156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Y</text:p>
          </table:table-cell>
          <table:table-cell office:value-type="string">
            <text:p>2012-06-13 09:34:51</text:p>
          </table:table-cell>
          <table:table-cell office:value-type="string">
            <text:p>137.158.60.108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toring journal articles and personal pictures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search function doesn\'t search for folder/file names. This would make navigating much easier, especially when someone has a large collection and can\'t remember exactly where they stored a particular file, but still know the name of that file.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Y</text:p>
          </table:table-cell>
          <table:table-cell office:value-type="string">
            <text:p>2012-06-13 11:35:16</text:p>
          </table:table-cell>
          <table:table-cell office:value-type="string">
            <text:p>137.158.153.188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Online storage for easy access on the move. Perhaps sharing files with a team on a project, though I would have to review the security of the framework first.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I think there are a few things which are not so intuitive. The move folder action for example. The action of navigating to a folder in a pop up and then scrolling down to click a hidden move button is not so obvious. I did figure it out on my own, but it\'s very different from anything I have ever used. The pop ups in general tend to distract the work flow. The collections side bar could also use a different way of showing hierarchy. Things started overlapping and names were cut off pretty quickly down the folder structure. I have to say though that I managed to complete the tasks without watching the video (which is a great sign I think). I\'m impatient with manuals but even worse with instructional videos. Perhaps a written tutorial would be better so people can reference it as they work with the site.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Y</text:p>
          </table:table-cell>
          <table:table-cell office:value-type="string">
            <text:p>2012-06-13 22:28:32</text:p>
          </table:table-cell>
          <table:table-cell office:value-type="string">
            <text:p>196.24.242.114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reating a photo collection. But rather automatically uploading one and not doing any manual directory naming(which is supported already in this applicatio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Interesting tool, the video tutorial helped lots. Nice music in the tutorial.I have submitted specific feedback to someone involved in developing this application.Bye.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Y</text:p>
          </table:table-cell>
          <table:table-cell office:value-type="string">
            <text:p>2012-06-13 23:57:26</text:p>
          </table:table-cell>
          <table:table-cell office:value-type="string">
            <text:p>41.120.155.212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if size is not an issue i would want to store my home made videos in such a structure according to events and dates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he prompts opening up in a separate window was a bit uncomfortable.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Y</text:p>
          </table:table-cell>
          <table:table-cell office:value-type="string">
            <text:p>2012-06-15 09:52:36</text:p>
          </table:table-cell>
          <table:table-cell office:value-type="string">
            <text:p>196.1.156.130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tore family pictures. The hierarchy can map the family structure for example, the meta-data will used to store information about people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exts are too small at left (could hardly read the test at left ) <text:s/>Chrome defaultly blocs the popups (could puzzle a non initiated user) <text:s/>The confirmation message after creating the folder is not very usefull, can directly jump to the page with displaying the new folder created. <text:s/>When clicking on New folder, it\'s easier that the field to fill in the folder name appear right on the page (like when you on login/logout link) <text:s text:c="2"/>Adding keybord shortcuts could significantly speed up the work flow The heaven would be, to upload the zip and the tool create the whole structure ! :D <text:s/>FILE UPLOAD: If possible, make use of multiple selection (featured on html5) for file upload; If possible, include the interface to upload file directly on the same page (avoid popup windows). The confirmation message can appear on the same page too (like on gmail); this could help to save time <text:s/>It took a relatively longer to upload the image file (don\'t know why) <text:s/>Didn\'t get the physical time to upload all the 815 files one by one. I think a multi-selection feature for upload will be more than welcome. Ideally, allow to upload the zip (to save bandwidth as well) and build up the repository automatically. <text:s text:c="2"/>PS: I needed more than 10 min to download the 2 zip (using office Internet). I asked a friend to do the test back home, it will take him probably way longer. For coming tests, it could help to keep datasets as light as possible. <text:s/>6. Find and move a sub-collection Task #6a: I tried to search using the search engine included in the system, but it didn\'t find it. Browsed to get to the folder (cumbersome ...). Task #6c: works well. I haven\'t created all the files, so couldn\'t find \"lion\" (it makes sense ...) <text:s/>7. Remove item sub-collections <text:s/>Worked well. Note: implement search for folder name to speed up the process.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Y</text:p>
          </table:table-cell>
          <table:table-cell office:value-type="string">
            <text:p>2012-06-15 11:10:36</text:p>
          </table:table-cell>
          <table:table-cell office:value-type="string">
            <text:p>41.72.122.120</text:p>
          </table:table-cell>
          <table:table-cell office:value-type="string">
            <text:p>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ata storage analysis and sharin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he tool is very appealing to people with an IT mind, it is ideal for a scientific orented mind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Y</text:p>
          </table:table-cell>
          <table:table-cell office:value-type="string">
            <text:p>2012-06-15 12:20:32</text:p>
          </table:table-cell>
          <table:table-cell office:value-type="string">
            <text:p>137.158.60.39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</table:table>
      <table:table table:name="Analysis - Scoring" table:style-name="ta1">
        <table:table-column table:style-name="co14" table:default-cell-style-name="Default"/>
        <table:table-column table:style-name="co15" table:number-columns-repeated="1023" table:default-cell-style-name="Default"/>
        <table:table-row table:style-name="ro1">
          <table:table-cell table:style-name="ce2"/>
          <table:table-cell table:number-columns-repeated="4" table:style-name="ce2" office:value-type="string">
            <text:p>Perceived Competence</text:p>
          </table:table-cell>
          <table:table-cell table:style-name="ce2" office:value-type="string">
            <text:p>Value/Usefulness</text:p>
          </table:table-cell>
          <table:table-cell table:number-columns-repeated="2" table:style-name="ce2" office:value-type="string">
            <text:p>Interest/Enjoyment</text:p>
          </table:table-cell>
          <table:table-cell table:number-columns-repeated="3" table:style-name="ce2" office:value-type="string">
            <text:p>Perceived Competence</text:p>
          </table:table-cell>
          <table:table-cell table:style-name="ce2" table:number-columns-repeated="1013"/>
        </table:table-row>
        <table:table-row table:style-name="ro2">
          <table:table-cell table:style-name="ce3" office:value-type="string">
            <text:p>ID</text:p>
          </table:table-cell>
          <table:table-cell table:style-name="ce3" office:value-type="string">
            <text:p> To what degree do you feel the tool easily supports the following tasks? [1]</text:p>
          </table:table-cell>
          <table:table-cell table:style-name="ce3" office:value-type="string">
            <text:p> To what degree do you feel the tool easily supports the following tasks? [2]</text:p>
          </table:table-cell>
          <table:table-cell table:style-name="ce3" office:value-type="string">
            <text:p> To what degree do you feel the tool easily supports the following tasks? [3]</text:p>
          </table:table-cell>
          <table:table-cell table:style-name="ce3" office:value-type="string">
            <text:p> To what degree do you feel the tool easily supports the following tasks? [4]</text:p>
          </table:table-cell>
          <table:table-cell table:style-name="ce3" office:value-type="string">
            <text:p>In relation to Bonolo's features and functionality, to what degree do you agree with the following? [1]</text:p>
          </table:table-cell>
          <table:table-cell table:style-name="ce3" office:value-type="string">
            <text:p>In relation to Bonolo's features and functionality, to what degree do you agree with the following? [2]</text:p>
          </table:table-cell>
          <table:table-cell table:style-name="ce3" office:value-type="string">
            <text:p>In relation to Bonolo's features and functionality, to what degree do you agree with the following? [3]</text:p>
          </table:table-cell>
          <table:table-cell table:style-name="ce3" office:value-type="string">
            <text:p>In relation to Bonolo's features and functionality, to what degree do you agree with the following? [4]</text:p>
          </table:table-cell>
          <table:table-cell table:style-name="ce3" office:value-type="string">
            <text:p>To what degree do you agree with the following after watching the quick start video? [1]</text:p>
          </table:table-cell>
          <table:table-cell table:style-name="ce3" office:value-type="string">
            <text:p>To what degree do you agree with the following after watching the quick start video? [2]</text:p>
          </table:table-cell>
          <table:table-cell table:style-name="ce3"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table:number-columns-repeated="5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table:number-columns-repeated="10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table:number-columns-repeated="5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table:number-columns-repeated="4"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table:number-columns-repeated="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Perceived Competence</text:p>
          </table:table-cell>
          <table:table-cell table:style-name="ce2" office:value-type="string">
            <text:p>Value/Usefulness</text:p>
          </table:table-cell>
          <table:table-cell table:style-name="ce2" office:value-type="string">
            <text:p>Interest/Enjoymen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ODE</text:p>
          </table:table-cell>
          <table:table-cell table:formula="of:=MODE([.$B$3:.$B$24];[.$C$3:.$C$24];[.$D$3:.$D$24];[.$E$3:.$E$24];[.$I$3:.$I$24];[.$J$3:.$J$24];[.$K$3:.$K$24])" office:value-type="float" office:value="2">
            <text:p>2</text:p>
          </table:table-cell>
          <table:table-cell table:formula="of:=MODE([.$F$3:.$F$24])" office:value-type="float" office:value="2">
            <text:p>2</text:p>
          </table:table-cell>
          <table:table-cell table:formula="of:=MODE([.G3:.G24];[.G3:.G24];[.H3:.H24])"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EAN</text:p>
          </table:table-cell>
          <table:table-cell table:formula="of:=AVERAGE([.$B$3:.$B$24];[.$C$3:.$C$24];[.$D$3:.$D$24];[.$E$3:.$E$24];[.$I$3:.$I$24];[.$J$3:.$J$24];[.$K$3:.$K$24])" office:value-type="float" office:value="2.17647058823529">
            <text:p>2.1764705882</text:p>
          </table:table-cell>
          <table:table-cell table:formula="of:=AVERAGE([.$F$3:.$F$24])" office:value-type="float" office:value="1.86363636363636">
            <text:p>1.8636363636</text:p>
          </table:table-cell>
          <table:table-cell table:formula="of:=AVERAGE([.G3:.G24];[.H3:.H24])" office:value-type="float" office:value="2.65909090909091">
            <text:p>2.6590909091</text:p>
          </table:table-cell>
          <table:table-cell/>
          <table:table-cell office:value-type="string">
            <text:p>mean</text:p>
          </table:table-cell>
          <table:table-cell office:value-type="float" office:value="2.66">
            <text:p>2.66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EDIAN</text:p>
          </table:table-cell>
          <table:table-cell table:formula="of:=MEDIAN([.$B$3:.$B$24];[.$C$3:.$C$24];[.$D$3:.$D$24];[.$E$3:.$E$24];[.$I$3:.$I$24];[.$J$3:.$J$24];[.$K$3:.$K$24])" office:value-type="float" office:value="2">
            <text:p>2</text:p>
          </table:table-cell>
          <table:table-cell table:formula="of:=MEDIAN([.$F$3:.$F$24])" office:value-type="float" office:value="2">
            <text:p>2</text:p>
          </table:table-cell>
          <table:table-cell table:formula="of:=MEDIAN([.G3:.G24];[.H3:.H24])" office:value-type="float" office:value="3">
            <text:p>3</text:p>
          </table:table-cell>
          <table:table-cell/>
          <table:table-cell office:value-type="string">
            <text:p>median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RANGE</text:p>
          </table:table-cell>
          <table:table-cell table:formula="of:=[.C36]-[.C37]" office:value-type="float" office:value="4">
            <text:p>4</text:p>
          </table:table-cell>
          <table:table-cell table:formula="of:=[.D36]-[.D37]" office:value-type="float" office:value="3">
            <text:p>3</text:p>
          </table:table-cell>
          <table:table-cell table:formula="of:=[.E36]-[.E37]" office:value-type="float" office:value="4">
            <text:p>4</text:p>
          </table:table-cell>
          <table:table-cell table:number-columns-repeated="2"/>
          <table:table-cell table:style-name="ce5" table:formula="of:=([.H31]-[.H32])/[.H32]" office:value-type="percentage" office:value="-0.113333333333333">
            <text:p>-11.33%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VARIANCE</text:p>
          </table:table-cell>
          <table:table-cell table:formula="of:=VAR([.$B$3:.$B$24];[.$C$3:.$C$24];[.$D$3:.$D$24];[.$E$3:.$E$24];[.$I$3:.$I$24];[.$J$3:.$J$24];[.$K$3:.$K$24])" office:value-type="float" office:value="1.2515479876161">
            <text:p>1.2515479876</text:p>
          </table:table-cell>
          <table:table-cell table:formula="of:=VAR([.$F$3:.$F$24])" office:value-type="float" office:value="0.79004329004329">
            <text:p>0.79004329</text:p>
          </table:table-cell>
          <table:table-cell table:formula="of:=VAR([.G3:.G24];[.H3:.H24])" office:value-type="float" office:value="1.02061310782241">
            <text:p>1.0206131078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SD</text:p>
          </table:table-cell>
          <table:table-cell table:formula="of:=STDEV([.$B$3:.$B$24];[.$C$3:.$C$24];[.$D$3:.$D$24];[.$E$3:.$E$24];[.$I$3:.$I$24];[.$J$3:.$J$24];[.$K$3:.$K$24])" office:value-type="float" office:value="1.11872605566157">
            <text:p>1.1187260557</text:p>
          </table:table-cell>
          <table:table-cell table:formula="of:=STDEV([.$F$3:.$F$24])" office:value-type="float" office:value="0.888843793949921">
            <text:p>0.8888437939</text:p>
          </table:table-cell>
          <table:table-cell table:formula="of:=STDEV([.G3:.G24];[.H3:.H24])" office:value-type="float" office:value="1.01025398183942">
            <text:p>1.0102539818</text:p>
          </table:table-cell>
          <table:table-cell/>
          <table:table-cell office:value-type="string">
            <text:p>SD/mean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MAX</text:p>
          </table:table-cell>
          <table:table-cell table:formula="of:=MAX([.$B$3:.$B$24];[.$C$3:.$C$24];[.$D$3:.$D$24];[.$E$3:.$E$24];[.$I$3:.$I$24];[.$J$3:.$J$24];[.$K$3:.$K$24])" office:value-type="float" office:value="5">
            <text:p>5</text:p>
          </table:table-cell>
          <table:table-cell table:formula="of:=MAX([.$F$3:.$F$24])" office:value-type="float" office:value="4">
            <text:p>4</text:p>
          </table:table-cell>
          <table:table-cell table:formula="of:=MAX([.G3:.G24];[.H3:.H24])" office:value-type="float" office:value="5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IN</text:p>
          </table:table-cell>
          <table:table-cell table:formula="of:=MIN([.$B$3:.$B$24];[.$C$3:.$C$24];[.$D$3:.$D$24];[.$E$3:.$E$24];[.$I$3:.$I$24];[.$J$3:.$J$24];[.$K$3:.$K$24])" office:value-type="float" office:value="1">
            <text:p>1</text:p>
          </table:table-cell>
          <table:table-cell table:formula="of:=MIN([.$F$3:.$F$24])" office:value-type="float" office:value="1">
            <text:p>1</text:p>
          </table:table-cell>
          <table:table-cell table:formula="of:=MIN([.G3:.G24];[.H3:.H24])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CONFIDENCE LEVEL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>
            <text:p>SD/MEAN [%]</text:p>
          </table:table-cell>
          <table:table-cell table:formula="of:=([.C35]/[.C31])*100" office:value-type="float" office:value="51.4009268817479">
            <text:p>51.4009268817</text:p>
          </table:table-cell>
          <table:table-cell table:formula="of:=([.D35]/[.D31])*100" office:value-type="float" office:value="47.6940572363372">
            <text:p>47.6940572363</text:p>
          </table:table-cell>
          <table:table-cell table:formula="of:=([.E35]/[.E31])*100" office:value-type="float" office:value="37.9924574366963">
            <text:p>37.992457436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SD/DISTANCE [%]</text:p>
          </table:table-cell>
          <table:table-cell table:style-name="ce4" table:number-columns-repeated="3"/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 - Scoring" table:style-name="ta1">
        <table:table-column table:style-name="co13" table:default-cell-style-name="Default"/>
        <table:table-column table:style-name="co16" table:default-cell-style-name="ce6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6" table:default-cell-style-name="Default"/>
        <table:table-row table:style-name="ro3">
          <table:table-cell/>
          <table:table-cell table:number-columns-repeated="7" table:style-name="ce3" office:value-type="string">
            <text:p>Perceived Competence</text:p>
          </table:table-cell>
          <table:table-cell table:style-name="ce7" office:value-type="string">
            <text:p>PC Average</text:p>
          </table:table-cell>
          <table:table-cell table:style-name="ce3" office:value-type="string">
            <text:p>Value /Usefulness</text:p>
          </table:table-cell>
          <table:table-cell table:number-columns-repeated="2" table:style-name="ce3" office:value-type="string">
            <text:p>Interest /Enjoyment</text:p>
          </table:table-cell>
          <table:table-cell table:style-name="ce2" office:value-type="string">
            <text:p>IE Average</text:p>
          </table:table-cell>
          <table:table-cell table:number-columns-repeated="2"/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table:formula="of:=AVERAGE([.B2:.H2])" office:value-type="float" office:value="2.33333333333333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table:formula="of:=AVERAGE([.K2:.L2])" office:value-type="float" office:value="2.5">
            <text:p>3</text:p>
          </table:table-cell>
          <table:table-cell table:number-columns-repeated="2"/>
        </table:table-row>
        <table:table-row table:style-name="ro4"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ce8" table:formula="of:=AVERAGE([.B3:.H3])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style-name="ce8" table:formula="of:=AVERAGE([.K3:.L3])" office:value-type="float" office:value="4">
            <text:p>4</text:p>
          </table:table-cell>
          <table:table-cell table:number-columns-repeated="2"/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8" table:formula="of:=AVERAGE([.B4:.H4])" office:value-type="float" office:value="2.71428571428571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8" table:formula="of:=AVERAGE([.K4:.L4])" office:value-type="float" office:value="4.5">
            <text:p>5</text:p>
          </table:table-cell>
          <table:table-cell table:number-columns-repeated="2"/>
        </table:table-row>
        <table:table-row table:style-name="ro4">
          <table:table-cell office:value-type="float" office:value="31">
            <text:p>3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style-name="ce8" table:formula="of:=AVERAGE([.B5:.H5])" office:value-type="float" office:value="1.28571428571429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8" table:formula="of:=AVERAGE([.K5:.L5])" office:value-type="float" office:value="2">
            <text:p>2</text:p>
          </table:table-cell>
          <table:table-cell table:number-columns-repeated="2"/>
        </table:table-row>
        <table:table-row table:style-name="ro4">
          <table:table-cell office:value-type="float" office:value="34">
            <text:p>3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8" table:formula="of:=AVERAGE([.B6:.H6])" office:value-type="float" office:value="1.85714285714286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 table:formula="of:=AVERAGE([.K6:.L6])" office:value-type="float" office:value="3.5">
            <text:p>4</text:p>
          </table:table-cell>
          <table:table-cell table:number-columns-repeated="2"/>
        </table:table-row>
        <table:table-row table:style-name="ro4">
          <table:table-cell office:value-type="float" office:value="40">
            <text:p>40</text:p>
          </table:table-cell>
          <table:table-cell table:number-columns-repeated="7" office:value-type="float" office:value="1">
            <text:p>1</text:p>
          </table:table-cell>
          <table:table-cell table:style-name="ce8" table:formula="of:=AVERAGE([.B7:.H7])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8" table:formula="of:=AVERAGE([.K7:.L7])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table:formula="of:=AVERAGE([.B8:.H8])" office:value-type="float" office:value="1.71428571428571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table:formula="of:=AVERAGE([.K8:.L8])" office:value-type="float" office:value="2.5">
            <text:p>3</text:p>
          </table:table-cell>
          <table:table-cell table:number-columns-repeated="2"/>
        </table:table-row>
        <table:table-row table:style-name="ro4">
          <table:table-cell office:value-type="float" office:value="56">
            <text:p>56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8" table:formula="of:=AVERAGE([.B9:.H9])" office:value-type="float" office:value="3.71428571428571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style-name="ce8" table:formula="of:=AVERAGE([.K9:.L9])" office:value-type="float" office:value="4">
            <text:p>4</text:p>
          </table:table-cell>
          <table:table-cell table:number-columns-repeated="2"/>
        </table:table-row>
        <table:table-row table:style-name="ro4">
          <table:table-cell office:value-type="float" office:value="59">
            <text:p>59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8" table:formula="of:=AVERAGE([.B10:.H10])" office:value-type="float" office:value="4.71428571428571">
            <text:p>5</text:p>
          </table:table-cell>
          <table:table-cell table:number-columns-repeated="3" office:value-type="float" office:value="4">
            <text:p>4</text:p>
          </table:table-cell>
          <table:table-cell table:style-name="ce8" table:formula="of:=AVERAGE([.K10:.L10])" office:value-type="float" office:value="4">
            <text:p>4</text:p>
          </table:table-cell>
          <table:table-cell table:number-columns-repeated="2"/>
        </table:table-row>
        <table:table-row table:style-name="ro4">
          <table:table-cell office:value-type="float" office:value="61">
            <text:p>61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table:formula="of:=AVERAGE([.B11:.H11])" office:value-type="float" office:value="1.14285714285714">
            <text:p>1</text:p>
          </table:table-cell>
          <table:table-cell table:number-columns-repeated="3" office:value-type="float" office:value="1">
            <text:p>1</text:p>
          </table:table-cell>
          <table:table-cell table:style-name="ce8" table:formula="of:=AVERAGE([.K11:.L11])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float" office:value="65">
            <text:p>65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8" table:formula="of:=AVERAGE([.B12:.H12])" office:value-type="float" office:value="1.71428571428571">
            <text:p>2</text:p>
          </table:table-cell>
          <table:table-cell table:number-columns-repeated="3" office:value-type="float" office:value="2">
            <text:p>2</text:p>
          </table:table-cell>
          <table:table-cell table:style-name="ce8" table:formula="of:=AVERAGE([.K12:.L12])" office:value-type="float" office:value="2">
            <text:p>2</text:p>
          </table:table-cell>
          <table:table-cell table:number-columns-repeated="2"/>
        </table:table-row>
        <table:table-row table:style-name="ro4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table:formula="of:=AVERAGE([.B13:.H13])" office:value-type="float" office:value="2.28571428571429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table:formula="of:=AVERAGE([.K13:.L13])" office:value-type="float" office:value="2.5">
            <text:p>3</text:p>
          </table:table-cell>
          <table:table-cell table:number-columns-repeated="2"/>
        </table:table-row>
        <table:table-row table:style-name="ro4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8" table:formula="of:=AVERAGE([.B14:.H14])" office:value-type="float" office:value="2.42857142857143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table:formula="of:=AVERAGE([.K14:.L14])" office:value-type="float" office:value="2.5">
            <text:p>3</text:p>
          </table:table-cell>
          <table:table-cell table:number-columns-repeated="2"/>
        </table:table-row>
        <table:table-row table:style-name="ro4">
          <table:table-cell office:value-type="float" office:value="71">
            <text:p>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table:formula="of:=AVERAGE([.B15:.H15])" office:value-type="float" office:value="1.71428571428571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table:formula="of:=AVERAGE([.K15:.L15])" office:value-type="float" office:value="2.5">
            <text:p>3</text:p>
          </table:table-cell>
          <table:table-cell table:number-columns-repeated="2"/>
        </table:table-row>
        <table:table-row table:style-name="ro4"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table:formula="of:=AVERAGE([.B16:.H16])" office:value-type="float" office:value="1.85714285714286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table:formula="of:=AVERAGE([.K16:.L16])" office:value-type="float" office:value="1.5">
            <text:p>2</text:p>
          </table:table-cell>
          <table:table-cell table:number-columns-repeated="2"/>
        </table:table-row>
        <table:table-row table:style-name="ro4">
          <table:table-cell office:value-type="float" office:value="87">
            <text:p>87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8" table:formula="of:=AVERAGE([.B17:.H17])" office:value-type="float" office:value="2.14285714285714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table:formula="of:=AVERAGE([.K17:.L17])" office:value-type="float" office:value="3">
            <text:p>3</text:p>
          </table:table-cell>
          <table:table-cell table:number-columns-repeated="2"/>
        </table:table-row>
        <table:table-row table:style-name="ro4"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table:formula="of:=AVERAGE([.B18:.H18])" office:value-type="float" office:value="2.28571428571429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8" table:formula="of:=AVERAGE([.K18:.L18])" office:value-type="float" office:value="3">
            <text:p>3</text:p>
          </table:table-cell>
          <table:table-cell table:number-columns-repeated="2"/>
        </table:table-row>
        <table:table-row table:style-name="ro4">
          <table:table-cell office:value-type="float" office:value="89">
            <text:p>89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table:formula="of:=AVERAGE([.B19:.H19])" office:value-type="float" office:value="2.28571428571429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table:formula="of:=AVERAGE([.K19:.L19])" office:value-type="float" office:value="2.5">
            <text:p>3</text:p>
          </table:table-cell>
          <table:table-cell table:number-columns-repeated="2"/>
        </table:table-row>
        <table:table-row table:style-name="ro4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table:formula="of:=AVERAGE([.B20:.H20])" office:value-type="float" office:value="1.71428571428571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style-name="ce8" table:formula="of:=AVERAGE([.K20:.L20])" office:value-type="float" office:value="3">
            <text:p>3</text:p>
          </table:table-cell>
          <table:table-cell table:number-columns-repeated="2"/>
        </table:table-row>
        <table:table-row table:style-name="ro4">
          <table:table-cell office:value-type="float" office:value="95">
            <text:p>9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table:formula="of:=AVERAGE([.B21:.H21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table:formula="of:=AVERAGE([.K21:.L21])" office:value-type="float" office:value="2.5">
            <text:p>3</text:p>
          </table:table-cell>
          <table:table-cell table:number-columns-repeated="2"/>
        </table:table-row>
        <table:table-row table:style-name="ro4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table:formula="of:=AVERAGE([.B22:.H22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8" table:formula="of:=AVERAGE([.K22:.L22])" office:value-type="float" office:value="2">
            <text:p>2</text:p>
          </table:table-cell>
          <table:table-cell table:number-columns-repeated="2"/>
        </table:table-row>
        <table:table-row table:style-name="ro4">
          <table:table-cell office:value-type="float" office:value="97">
            <text:p>9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table:formula="of:=AVERAGE([.B23:.H23])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table:formula="of:=AVERAGE([.K23:.L23])" office:value-type="float" office:value="2.5">
            <text:p>3</text:p>
          </table:table-cell>
          <table:table-cell table:number-columns-repeated="2"/>
        </table:table-row>
        <table:table-row table:style-name="ro1" table:number-rows-repeated="104855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Number Scoring - Averages" table:style-name="ta1"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ce6"/>
        <table:table-column table:style-name="co13" table:default-cell-style-name="Default"/>
        <table:table-column table:style-name="co25" table:default-cell-style-name="Default"/>
        <table:table-column table:style-name="co27" table:number-columns-repeated="3" table:default-cell-style-name="Default"/>
        <table:table-row table:style-name="ro1">
          <table:table-cell table:style-name="ce2" office:value-type="string">
            <text:p>Participants</text:p>
          </table:table-cell>
          <table:table-cell table:style-name="ce2" office:value-type="string">
            <text:p>Perceived Competence</text:p>
          </table:table-cell>
          <table:table-cell table:style-name="ce2" office:value-type="string">
            <text:p>Value/Usefulness</text:p>
          </table:table-cell>
          <table:table-cell table:style-name="ce2" office:value-type="string">
            <text:p>Interest/Enjoyment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2.33333333333333">
            <text:p>2</text:p>
          </table:table-cell>
          <table:table-cell office:value-type="float" office:value="1">
            <text:p>1</text:p>
          </table:table-cell>
          <table:table-cell table:style-name="ce8" table:formula="of:=AVERAGE([.B2:.C2])" office:value-type="float" office:value="1.66666666666667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25">
            <text:p>25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8" table:formula="of:=AVERAGE([.B3:.C3])" office:value-type="float" office:value="3.5">
            <text:p>4</text:p>
          </table:table-cell>
          <table:table-cell/>
          <table:table-cell table:style-name="ce3" office:value-type="string">
            <text:p>Perceived Competence</text:p>
          </table:table-cell>
          <table:table-cell table:number-columns-repeated="5"/>
        </table:table-row>
        <table:table-row table:style-name="ro5">
          <table:table-cell office:value-type="float" office:value="28">
            <text:p>28</text:p>
          </table:table-cell>
          <table:table-cell table:style-name="ce8" office:value-type="float" office:value="2.71428571428571">
            <text:p>3</text:p>
          </table:table-cell>
          <table:table-cell office:value-type="float" office:value="1">
            <text:p>1</text:p>
          </table:table-cell>
          <table:table-cell table:style-name="ce8" table:formula="of:=AVERAGE([.B4:.C4])" office:value-type="float" office:value="1.85714285714286">
            <text:p>2</text:p>
          </table:table-cell>
          <table:table-cell/>
          <table:table-cell table:style-name="ce3" office:value-type="string">
            <text:p>Value /Usefulness</text:p>
          </table:table-cell>
          <table:table-cell table:number-columns-repeated="5"/>
        </table:table-row>
        <table:table-row table:style-name="ro5">
          <table:table-cell office:value-type="float" office:value="31">
            <text:p>31</text:p>
          </table:table-cell>
          <table:table-cell table:style-name="ce8" office:value-type="float" office:value="1.28571428571429">
            <text:p>1</text:p>
          </table:table-cell>
          <table:table-cell office:value-type="float" office:value="1">
            <text:p>1</text:p>
          </table:table-cell>
          <table:table-cell table:style-name="ce8" table:formula="of:=AVERAGE([.B5:.C5])" office:value-type="float" office:value="1.14285714285715">
            <text:p>1</text:p>
          </table:table-cell>
          <table:table-cell/>
          <table:table-cell table:style-name="ce3" office:value-type="string">
            <text:p>Interest /Enjoyment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style-name="ce8" office:value-type="float" office:value="1.85714285714286">
            <text:p>2</text:p>
          </table:table-cell>
          <table:table-cell office:value-type="float" office:value="2">
            <text:p>2</text:p>
          </table:table-cell>
          <table:table-cell table:style-name="ce8" table:formula="of:=AVERAGE([.B6:.C6])" office:value-type="float" office:value="1.92857142857143">
            <text:p>2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8" table:formula="of:=AVERAGE([.B7:.C7])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1.71428571428571">
            <text:p>2</text:p>
          </table:table-cell>
          <table:table-cell office:value-type="float" office:value="2">
            <text:p>2</text:p>
          </table:table-cell>
          <table:table-cell table:style-name="ce8" table:formula="of:=AVERAGE([.B8:.C8])" office:value-type="float" office:value="1.85714285714286">
            <text:p>2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3.71428571428571">
            <text:p>4</text:p>
          </table:table-cell>
          <table:table-cell office:value-type="float" office:value="3">
            <text:p>3</text:p>
          </table:table-cell>
          <table:table-cell table:style-name="ce8" table:formula="of:=AVERAGE([.B9:.C9])" office:value-type="float" office:value="3.35714285714285">
            <text:p>3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.71428571428571">
            <text:p>5</text:p>
          </table:table-cell>
          <table:table-cell office:value-type="float" office:value="4">
            <text:p>4</text:p>
          </table:table-cell>
          <table:table-cell table:style-name="ce8" table:formula="of:=AVERAGE([.B10:.C10])" office:value-type="float" office:value="4.35714285714286">
            <text:p>4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style-name="ce8" office:value-type="float" office:value="1.14285714285714">
            <text:p>1</text:p>
          </table:table-cell>
          <table:table-cell office:value-type="float" office:value="1">
            <text:p>1</text:p>
          </table:table-cell>
          <table:table-cell table:style-name="ce8" table:formula="of:=AVERAGE([.B11:.C11])" office:value-type="float" office:value="1.07142857142857">
            <text:p>1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1.71428571428571">
            <text:p>2</text:p>
          </table:table-cell>
          <table:table-cell office:value-type="float" office:value="2">
            <text:p>2</text:p>
          </table:table-cell>
          <table:table-cell table:style-name="ce8" table:formula="of:=AVERAGE([.B12:.C12])" office:value-type="float" office:value="1.85714285714286">
            <text:p>2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style-name="ce8" office:value-type="float" office:value="2.28571428571429">
            <text:p>2</text:p>
          </table:table-cell>
          <table:table-cell office:value-type="float" office:value="1">
            <text:p>1</text:p>
          </table:table-cell>
          <table:table-cell table:style-name="ce8" table:formula="of:=AVERAGE([.B13:.C13])" office:value-type="float" office:value="1.64285714285715">
            <text:p>2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style-name="ce8" office:value-type="float" office:value="2.42857142857143">
            <text:p>2</text:p>
          </table:table-cell>
          <table:table-cell office:value-type="float" office:value="2">
            <text:p>2</text:p>
          </table:table-cell>
          <table:table-cell table:style-name="ce8" table:formula="of:=AVERAGE([.B14:.C14])" office:value-type="float" office:value="2.21428571428572">
            <text:p>2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style-name="ce8" office:value-type="float" office:value="1.71428571428571">
            <text:p>2</text:p>
          </table:table-cell>
          <table:table-cell office:value-type="float" office:value="2">
            <text:p>2</text:p>
          </table:table-cell>
          <table:table-cell table:style-name="ce8" table:formula="of:=AVERAGE([.B15:.C15])" office:value-type="float" office:value="1.85714285714286">
            <text:p>2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style-name="ce8" office:value-type="float" office:value="1.85714285714286">
            <text:p>2</text:p>
          </table:table-cell>
          <table:table-cell office:value-type="float" office:value="2">
            <text:p>2</text:p>
          </table:table-cell>
          <table:table-cell table:style-name="ce8" table:formula="of:=AVERAGE([.B16:.C16])" office:value-type="float" office:value="1.92857142857143">
            <text:p>2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style-name="ce8" office:value-type="float" office:value="2.14285714285714">
            <text:p>2</text:p>
          </table:table-cell>
          <table:table-cell office:value-type="float" office:value="2">
            <text:p>2</text:p>
          </table:table-cell>
          <table:table-cell table:style-name="ce8" table:formula="of:=AVERAGE([.B17:.C17])" office:value-type="float" office:value="2.07142857142857">
            <text:p>2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style-name="ce8" office:value-type="float" office:value="2.28571428571429">
            <text:p>2</text:p>
          </table:table-cell>
          <table:table-cell office:value-type="float" office:value="2">
            <text:p>2</text:p>
          </table:table-cell>
          <table:table-cell table:style-name="ce8" table:formula="of:=AVERAGE([.B18:.C18])" office:value-type="float" office:value="2.14285714285714">
            <text:p>2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style-name="ce8" office:value-type="float" office:value="2.28571428571429">
            <text:p>2</text:p>
          </table:table-cell>
          <table:table-cell office:value-type="float" office:value="2">
            <text:p>2</text:p>
          </table:table-cell>
          <table:table-cell table:style-name="ce8" table:formula="of:=AVERAGE([.B19:.C19])" office:value-type="float" office:value="2.14285714285714">
            <text:p>2</text:p>
          </table:table-cell>
          <table:table-cell table:number-columns-repeated="7"/>
        </table:table-row>
        <table:table-row table:style-name="ro1">
          <table:table-cell office:value-type="float" office:value="92">
            <text:p>92</text:p>
          </table:table-cell>
          <table:table-cell table:style-name="ce8" office:value-type="float" office:value="1.71428571428571">
            <text:p>2</text:p>
          </table:table-cell>
          <table:table-cell office:value-type="float" office:value="2">
            <text:p>2</text:p>
          </table:table-cell>
          <table:table-cell table:style-name="ce8" table:formula="of:=AVERAGE([.B20:.C20])" office:value-type="float" office:value="1.85714285714286">
            <text:p>2</text:p>
          </table:table-cell>
          <table:table-cell table:number-columns-repeated="7"/>
        </table:table-row>
        <table:table-row table:style-name="ro1">
          <table:table-cell office:value-type="float" office:value="95">
            <text:p>95</text:p>
          </table:table-cell>
          <table:table-cell table:style-name="ce8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table:formula="of:=AVERAGE([.B21:.C21])" office:value-type="float" office:value="1.5">
            <text:p>2</text:p>
          </table:table-cell>
          <table:table-cell table:number-columns-repeated="7"/>
        </table:table-row>
        <table:table-row table:style-name="ro1">
          <table:table-cell office:value-type="float" office:value="96">
            <text:p>96</text:p>
          </table:table-cell>
          <table:table-cell table:style-name="ce8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table:formula="of:=AVERAGE([.B22:.C22])" office:value-type="float" office:value="1.5">
            <text:p>2</text:p>
          </table:table-cell>
          <table:table-cell table:number-columns-repeated="7"/>
        </table:table-row>
        <table:table-row table:style-name="ro1">
          <table:table-cell office:value-type="float" office:value="97">
            <text:p>97</text:p>
          </table:table-cell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8" table:formula="of:=AVERAGE([.B23:.C23])" office:value-type="float" office:value="2">
            <text:p>2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2" office:value-type="string">
            <text:p>Modified Pivo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>
            <text:p>Participants</text:p>
          </table:table-cell>
          <table:table-cell table:style-name="ce2" office:value-type="string">
            <text:p>Subscale</text:p>
          </table:table-cell>
          <table:table-cell table:style-name="ce2" office:value-type="string">
            <text:p>Choice</text:p>
          </table:table-cell>
          <table:table-cell table:style-name="ce2" office:value-type="string">
            <text:p>Item</text:p>
          </table:table-cell>
          <table:table-cell/>
          <table:table-cell table:style-name="Default"/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32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3">
            <text:p>3</text:p>
          </table:table-cell>
          <table:table-cell table:formula="of:=VLOOKUP([.C33];[Key.$A$2:.$B$6]; 2;0)" office:value-type="string" office:string-value="Neutral">
            <text:p>Neutral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3">
            <text:p>3</text:p>
          </table:table-cell>
          <table:table-cell table:formula="of:=VLOOKUP([.C34];[Key.$A$2:.$B$6]; 2;0)" office:value-type="string" office:string-value="Neutral">
            <text:p>Neutral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1">
            <text:p>1</text:p>
          </table:table-cell>
          <table:table-cell table:formula="of:=VLOOKUP([.C35];[Key.$A$2:.$B$6]; 2;0)" office:value-type="string" office:string-value="Strongly Agree">
            <text:p>Strongly 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36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1">
            <text:p>1</text:p>
          </table:table-cell>
          <table:table-cell table:formula="of:=VLOOKUP([.C37];[Key.$A$2:.$B$6]; 2;0)" office:value-type="string" office:string-value="Strongly Agree">
            <text:p>Strongly 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38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4">
            <text:p>4</text:p>
          </table:table-cell>
          <table:table-cell table:formula="of:=VLOOKUP([.C39];[Key.$A$2:.$B$6]; 2;0)" office:value-type="string" office:string-value="Disagree">
            <text:p>Dis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5">
            <text:p>5</text:p>
          </table:table-cell>
          <table:table-cell table:formula="of:=VLOOKUP([.C40];[Key.$A$2:.$B$6]; 2;0)" office:value-type="string" office:string-value="Strongly Disagree">
            <text:p>Strongly Dis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1">
            <text:p>1</text:p>
          </table:table-cell>
          <table:table-cell table:formula="of:=VLOOKUP([.C41];[Key.$A$2:.$B$6]; 2;0)" office:value-type="string" office:string-value="Strongly Agree">
            <text:p>Strongly 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65">
            <text:p>65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42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67">
            <text:p>67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43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69">
            <text:p>69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44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71">
            <text:p>71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45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82">
            <text:p>82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46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87">
            <text:p>87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47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88">
            <text:p>88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48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89">
            <text:p>89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49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92">
            <text:p>92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50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95">
            <text:p>95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51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96">
            <text:p>96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52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97">
            <text:p>97</text:p>
          </table:table-cell>
          <table:table-cell table:style-name="ce2" office:value-type="string">
            <text:p>Perceived Competence</text:p>
          </table:table-cell>
          <table:table-cell table:style-name="ce8" office:value-type="float" office:value="2">
            <text:p>2</text:p>
          </table:table-cell>
          <table:table-cell table:formula="of:=VLOOKUP([.C53];[Key.$A$2:.$B$6]; 2;0)" office:value-type="string" office:string-value="Agree">
            <text:p>Agree</text:p>
          </table:table-cell>
          <table:table-cell/>
          <table:table-cell table:style-name="Default"/>
          <table:table-cell table:number-columns-repeated="4"/>
          <table:table-cell table:style-name="ce6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Value/Usefulness</text:p>
          </table:table-cell>
          <table:table-cell office:value-type="float" office:value="1">
            <text:p>1</text:p>
          </table:table-cell>
          <table:table-cell table:formula="of:=VLOOKUP([.C54];[Key.$A$2:.$B$6]; 2;0)" office:value-type="string" office:string-value="Strongly Agree">
            <text:p>Strongly Agree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Value/Usefulness</text:p>
          </table:table-cell>
          <table:table-cell office:value-type="float" office:value="4">
            <text:p>4</text:p>
          </table:table-cell>
          <table:table-cell table:formula="of:=VLOOKUP([.C55];[Key.$A$2:.$B$6]; 2;0)" office:value-type="string" office:string-value="Disagree">
            <text:p>Disagree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Value/Usefulness</text:p>
          </table:table-cell>
          <table:table-cell office:value-type="float" office:value="1">
            <text:p>1</text:p>
          </table:table-cell>
          <table:table-cell table:formula="of:=VLOOKUP([.C56];[Key.$A$2:.$B$6]; 2;0)" office:value-type="string" office:string-value="Strongly Agree">
            <text:p>Strongly Agree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string">
            <text:p>Value/Usefulness</text:p>
          </table:table-cell>
          <table:table-cell office:value-type="float" office:value="1">
            <text:p>1</text:p>
          </table:table-cell>
          <table:table-cell table:formula="of:=VLOOKUP([.C57];[Key.$A$2:.$B$6]; 2;0)" office:value-type="string" office:string-value="Strongly Agree">
            <text:p>Strongly Agree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Value/Usefulness</text:p>
          </table:table-cell>
          <table:table-cell office:value-type="float" office:value="2">
            <text:p>2</text:p>
          </table:table-cell>
          <table:table-cell table:formula="of:=VLOOKUP([.C58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Value/Usefulness</text:p>
          </table:table-cell>
          <table:table-cell office:value-type="float" office:value="1">
            <text:p>1</text:p>
          </table:table-cell>
          <table:table-cell table:formula="of:=VLOOKUP([.C59];[Key.$A$2:.$B$6]; 2;0)" office:value-type="string" office:string-value="Strongly Agree">
            <text:p>Strongly Agree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string">
            <text:p>Value/Usefulness</text:p>
          </table:table-cell>
          <table:table-cell office:value-type="float" office:value="2">
            <text:p>2</text:p>
          </table:table-cell>
          <table:table-cell table:formula="of:=VLOOKUP([.C60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string">
            <text:p>Value/Usefulness</text:p>
          </table:table-cell>
          <table:table-cell office:value-type="float" office:value="3">
            <text:p>3</text:p>
          </table:table-cell>
          <table:table-cell table:formula="of:=VLOOKUP([.C61];[Key.$A$2:.$B$6]; 2;0)" office:value-type="string" office:string-value="Neutral">
            <text:p>Neutral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string">
            <text:p>Value/Usefulness</text:p>
          </table:table-cell>
          <table:table-cell office:value-type="float" office:value="4">
            <text:p>4</text:p>
          </table:table-cell>
          <table:table-cell table:formula="of:=VLOOKUP([.C62];[Key.$A$2:.$B$6]; 2;0)" office:value-type="string" office:string-value="Disagree">
            <text:p>Disagree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string">
            <text:p>Value/Usefulness</text:p>
          </table:table-cell>
          <table:table-cell office:value-type="float" office:value="1">
            <text:p>1</text:p>
          </table:table-cell>
          <table:table-cell table:formula="of:=VLOOKUP([.C63];[Key.$A$2:.$B$6]; 2;0)" office:value-type="string" office:string-value="Strongly Agree">
            <text:p>Strongly Agree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style-name="ce2" office:value-type="string">
            <text:p>Value/Usefulness</text:p>
          </table:table-cell>
          <table:table-cell office:value-type="float" office:value="2">
            <text:p>2</text:p>
          </table:table-cell>
          <table:table-cell table:formula="of:=VLOOKUP([.C64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style-name="ce2" office:value-type="string">
            <text:p>Value/Usefulness</text:p>
          </table:table-cell>
          <table:table-cell office:value-type="float" office:value="1">
            <text:p>1</text:p>
          </table:table-cell>
          <table:table-cell table:formula="of:=VLOOKUP([.C65];[Key.$A$2:.$B$6]; 2;0)" office:value-type="string" office:string-value="Strongly Agree">
            <text:p>Strongly Agree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style-name="ce2" office:value-type="string">
            <text:p>Value/Usefulness</text:p>
          </table:table-cell>
          <table:table-cell office:value-type="float" office:value="2">
            <text:p>2</text:p>
          </table:table-cell>
          <table:table-cell table:formula="of:=VLOOKUP([.C66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style-name="ce2" office:value-type="string">
            <text:p>Value/Usefulness</text:p>
          </table:table-cell>
          <table:table-cell office:value-type="float" office:value="2">
            <text:p>2</text:p>
          </table:table-cell>
          <table:table-cell table:formula="of:=VLOOKUP([.C67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style-name="ce2" office:value-type="string">
            <text:p>Value/Usefulness</text:p>
          </table:table-cell>
          <table:table-cell office:value-type="float" office:value="2">
            <text:p>2</text:p>
          </table:table-cell>
          <table:table-cell table:formula="of:=VLOOKUP([.C68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style-name="ce2" office:value-type="string">
            <text:p>Value/Usefulness</text:p>
          </table:table-cell>
          <table:table-cell office:value-type="float" office:value="2">
            <text:p>2</text:p>
          </table:table-cell>
          <table:table-cell table:formula="of:=VLOOKUP([.C69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style-name="ce2" office:value-type="string">
            <text:p>Value/Usefulness</text:p>
          </table:table-cell>
          <table:table-cell office:value-type="float" office:value="2">
            <text:p>2</text:p>
          </table:table-cell>
          <table:table-cell table:formula="of:=VLOOKUP([.C70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style-name="ce2" office:value-type="string">
            <text:p>Value/Usefulness</text:p>
          </table:table-cell>
          <table:table-cell office:value-type="float" office:value="2">
            <text:p>2</text:p>
          </table:table-cell>
          <table:table-cell table:formula="of:=VLOOKUP([.C71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92">
            <text:p>92</text:p>
          </table:table-cell>
          <table:table-cell table:style-name="ce2" office:value-type="string">
            <text:p>Value/Usefulness</text:p>
          </table:table-cell>
          <table:table-cell office:value-type="float" office:value="2">
            <text:p>2</text:p>
          </table:table-cell>
          <table:table-cell table:formula="of:=VLOOKUP([.C72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95">
            <text:p>95</text:p>
          </table:table-cell>
          <table:table-cell table:style-name="ce2" office:value-type="string">
            <text:p>Value/Usefulness</text:p>
          </table:table-cell>
          <table:table-cell office:value-type="float" office:value="1">
            <text:p>1</text:p>
          </table:table-cell>
          <table:table-cell table:formula="of:=VLOOKUP([.C73];[Key.$A$2:.$B$6]; 2;0)" office:value-type="string" office:string-value="Strongly Agree">
            <text:p>Strongly Agree</text:p>
          </table:table-cell>
          <table:table-cell table:number-columns-repeated="7"/>
        </table:table-row>
        <table:table-row table:style-name="ro1">
          <table:table-cell office:value-type="float" office:value="96">
            <text:p>96</text:p>
          </table:table-cell>
          <table:table-cell table:style-name="ce2" office:value-type="string">
            <text:p>Value/Usefulness</text:p>
          </table:table-cell>
          <table:table-cell office:value-type="float" office:value="1">
            <text:p>1</text:p>
          </table:table-cell>
          <table:table-cell table:formula="of:=VLOOKUP([.C74];[Key.$A$2:.$B$6]; 2;0)" office:value-type="string" office:string-value="Strongly Agree">
            <text:p>Strongly Agree</text:p>
          </table:table-cell>
          <table:table-cell table:number-columns-repeated="7"/>
        </table:table-row>
        <table:table-row table:style-name="ro1">
          <table:table-cell office:value-type="float" office:value="97">
            <text:p>97</text:p>
          </table:table-cell>
          <table:table-cell table:style-name="ce2" office:value-type="string">
            <text:p>Value/Usefulness</text:p>
          </table:table-cell>
          <table:table-cell office:value-type="float" office:value="2">
            <text:p>2</text:p>
          </table:table-cell>
          <table:table-cell table:formula="of:=VLOOKUP([.C75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Interest/Enjoyment</text:p>
          </table:table-cell>
          <table:table-cell table:style-name="ce8" table:formula="of:=AVERAGE([.C32:.F32])" office:value-type="float" office:value="2">
            <text:p>2</text:p>
          </table:table-cell>
          <table:table-cell table:formula="of:=VLOOKUP([.C76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Interest/Enjoyment</text:p>
          </table:table-cell>
          <table:table-cell table:style-name="ce8" table:formula="of:=AVERAGE([.C33:.F33])" office:value-type="float" office:value="3">
            <text:p>3</text:p>
          </table:table-cell>
          <table:table-cell table:formula="of:=VLOOKUP([.C77];[Key.$A$2:.$B$6]; 2;0)" office:value-type="string" office:string-value="Neutral">
            <text:p>Neutral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Interest/Enjoyment</text:p>
          </table:table-cell>
          <table:table-cell table:style-name="ce8" table:formula="of:=AVERAGE([.C34:.F34])" office:value-type="float" office:value="3">
            <text:p>3</text:p>
          </table:table-cell>
          <table:table-cell table:formula="of:=VLOOKUP([.C78];[Key.$A$2:.$B$6]; 2;0)" office:value-type="string" office:string-value="Neutral">
            <text:p>Neutral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string">
            <text:p>Interest/Enjoyment</text:p>
          </table:table-cell>
          <table:table-cell table:style-name="ce8" table:formula="of:=AVERAGE([.C35:.F35])" office:value-type="float" office:value="1">
            <text:p>1</text:p>
          </table:table-cell>
          <table:table-cell table:formula="of:=VLOOKUP([.C79];[Key.$A$2:.$B$6]; 2;0)" office:value-type="string" office:string-value="Strongly Agree">
            <text:p>Strongly Agree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Interest/Enjoyment</text:p>
          </table:table-cell>
          <table:table-cell table:style-name="ce8" table:formula="of:=AVERAGE([.C36:.F36])" office:value-type="float" office:value="2">
            <text:p>2</text:p>
          </table:table-cell>
          <table:table-cell table:formula="of:=VLOOKUP([.C80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Interest/Enjoyment</text:p>
          </table:table-cell>
          <table:table-cell table:style-name="ce8" table:formula="of:=AVERAGE([.C37:.F37])" office:value-type="float" office:value="1">
            <text:p>1</text:p>
          </table:table-cell>
          <table:table-cell table:formula="of:=VLOOKUP([.C81];[Key.$A$2:.$B$6]; 2;0)" office:value-type="string" office:string-value="Strongly Agree">
            <text:p>Strongly Agree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string">
            <text:p>Interest/Enjoyment</text:p>
          </table:table-cell>
          <table:table-cell table:style-name="ce8" table:formula="of:=AVERAGE([.C38:.F38])" office:value-type="float" office:value="2">
            <text:p>2</text:p>
          </table:table-cell>
          <table:table-cell table:formula="of:=VLOOKUP([.C82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string">
            <text:p>Interest/Enjoyment</text:p>
          </table:table-cell>
          <table:table-cell table:style-name="ce8" table:formula="of:=AVERAGE([.C39:.F39])" office:value-type="float" office:value="4">
            <text:p>4</text:p>
          </table:table-cell>
          <table:table-cell table:formula="of:=VLOOKUP([.C83];[Key.$A$2:.$B$6]; 2;0)" office:value-type="string" office:string-value="Disagree">
            <text:p>Disagree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string">
            <text:p>Interest/Enjoyment</text:p>
          </table:table-cell>
          <table:table-cell table:style-name="ce8" table:formula="of:=AVERAGE([.C40:.F40])" office:value-type="float" office:value="5">
            <text:p>5</text:p>
          </table:table-cell>
          <table:table-cell table:formula="of:=VLOOKUP([.C84];[Key.$A$2:.$B$6]; 2;0)" office:value-type="string" office:string-value="Strongly Disagree">
            <text:p>Strongly Disagree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style-name="ce2" office:value-type="string">
            <text:p>Interest/Enjoyment</text:p>
          </table:table-cell>
          <table:table-cell table:style-name="ce8" table:formula="of:=AVERAGE([.C41:.F41])" office:value-type="float" office:value="1">
            <text:p>1</text:p>
          </table:table-cell>
          <table:table-cell table:formula="of:=VLOOKUP([.C85];[Key.$A$2:.$B$6]; 2;0)" office:value-type="string" office:string-value="Strongly Agree">
            <text:p>Strongly Agree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style-name="ce2" office:value-type="string">
            <text:p>Interest/Enjoyment</text:p>
          </table:table-cell>
          <table:table-cell table:style-name="ce8" table:formula="of:=AVERAGE([.C42:.F42])" office:value-type="float" office:value="2">
            <text:p>2</text:p>
          </table:table-cell>
          <table:table-cell table:formula="of:=VLOOKUP([.C86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style-name="ce2" office:value-type="string">
            <text:p>Interest/Enjoyment</text:p>
          </table:table-cell>
          <table:table-cell table:style-name="ce8" table:formula="of:=AVERAGE([.C43:.F43])" office:value-type="float" office:value="2">
            <text:p>2</text:p>
          </table:table-cell>
          <table:table-cell table:formula="of:=VLOOKUP([.C87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style-name="ce2" office:value-type="string">
            <text:p>Interest/Enjoyment</text:p>
          </table:table-cell>
          <table:table-cell table:style-name="ce8" table:formula="of:=AVERAGE([.C44:.F44])" office:value-type="float" office:value="2">
            <text:p>2</text:p>
          </table:table-cell>
          <table:table-cell table:formula="of:=VLOOKUP([.C88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style-name="ce2" office:value-type="string">
            <text:p>Interest/Enjoyment</text:p>
          </table:table-cell>
          <table:table-cell table:style-name="ce8" table:formula="of:=AVERAGE([.C45:.F45])" office:value-type="float" office:value="2">
            <text:p>2</text:p>
          </table:table-cell>
          <table:table-cell table:formula="of:=VLOOKUP([.C89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style-name="ce2" office:value-type="string">
            <text:p>Interest/Enjoyment</text:p>
          </table:table-cell>
          <table:table-cell table:style-name="ce8" table:formula="of:=AVERAGE([.C46:.F46])" office:value-type="float" office:value="2">
            <text:p>2</text:p>
          </table:table-cell>
          <table:table-cell table:formula="of:=VLOOKUP([.C90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style-name="ce2" office:value-type="string">
            <text:p>Interest/Enjoyment</text:p>
          </table:table-cell>
          <table:table-cell table:style-name="ce8" table:formula="of:=AVERAGE([.C47:.F47])" office:value-type="float" office:value="2">
            <text:p>2</text:p>
          </table:table-cell>
          <table:table-cell table:formula="of:=VLOOKUP([.C91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style-name="ce2" office:value-type="string">
            <text:p>Interest/Enjoyment</text:p>
          </table:table-cell>
          <table:table-cell table:style-name="ce8" table:formula="of:=AVERAGE([.C48:.F48])" office:value-type="float" office:value="2">
            <text:p>2</text:p>
          </table:table-cell>
          <table:table-cell table:formula="of:=VLOOKUP([.C92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style-name="ce2" office:value-type="string">
            <text:p>Interest/Enjoyment</text:p>
          </table:table-cell>
          <table:table-cell table:style-name="ce8" table:formula="of:=AVERAGE([.C49:.F49])" office:value-type="float" office:value="2">
            <text:p>2</text:p>
          </table:table-cell>
          <table:table-cell table:formula="of:=VLOOKUP([.C93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92">
            <text:p>92</text:p>
          </table:table-cell>
          <table:table-cell table:style-name="ce2" office:value-type="string">
            <text:p>Interest/Enjoyment</text:p>
          </table:table-cell>
          <table:table-cell table:style-name="ce8" table:formula="of:=AVERAGE([.C50:.F50])" office:value-type="float" office:value="2">
            <text:p>2</text:p>
          </table:table-cell>
          <table:table-cell table:formula="of:=VLOOKUP([.C94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95">
            <text:p>95</text:p>
          </table:table-cell>
          <table:table-cell table:style-name="ce2" office:value-type="string">
            <text:p>Interest/Enjoyment</text:p>
          </table:table-cell>
          <table:table-cell table:style-name="ce8" table:formula="of:=AVERAGE([.C51:.F51])" office:value-type="float" office:value="2">
            <text:p>2</text:p>
          </table:table-cell>
          <table:table-cell table:formula="of:=VLOOKUP([.C95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96">
            <text:p>96</text:p>
          </table:table-cell>
          <table:table-cell table:style-name="ce2" office:value-type="string">
            <text:p>Interest/Enjoyment</text:p>
          </table:table-cell>
          <table:table-cell table:style-name="ce8" table:formula="of:=AVERAGE([.C52:.F52])" office:value-type="float" office:value="2">
            <text:p>2</text:p>
          </table:table-cell>
          <table:table-cell table:formula="of:=VLOOKUP([.C96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>
          <table:table-cell office:value-type="float" office:value="97">
            <text:p>97</text:p>
          </table:table-cell>
          <table:table-cell table:style-name="ce2" office:value-type="string">
            <text:p>Interest/Enjoyment</text:p>
          </table:table-cell>
          <table:table-cell table:style-name="ce8" table:formula="of:=AVERAGE([.C53:.F53])" office:value-type="float" office:value="2">
            <text:p>2</text:p>
          </table:table-cell>
          <table:table-cell table:formula="of:=VLOOKUP([.C97];[Key.$A$2:.$B$6]; 2;0)" office:value-type="string" office:string-value="Agree">
            <text:p>Agree</text:p>
          </table:table-cell>
          <table:table-cell table:number-columns-repeated="7"/>
        </table:table-row>
        <table:table-row table:style-name="ro1" table:number-rows-repeated="104847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Key" table:style-name="ta1">
        <table:table-column table:style-name="co13" table:default-cell-style-name="Default"/>
        <table:table-column table:style-name="co28" table:default-cell-style-name="Default"/>
        <table:table-row table:style-name="ro6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rongly Agre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re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sagre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rongly Disagree</text:p>
          </table:table-cell>
        </table:table-row>
      </table:table>
      <table:table table:name="Pivot Table_Number Scoring - Averages" table:style-name="ta2">
        <table:table-column table:style-name="co29" table:default-cell-style-name="ce12"/>
        <table:table-column table:style-name="co13" table:number-columns-repeated="6" table:default-cell-style-name="Default"/>
        <table:table-row table:style-name="ro1">
          <table:table-cell table:style-name="Default" office:value-type="string">
            <text:p>Filter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9" office:value-type="string">
            <text:p>Count - Participants</text:p>
          </table:table-cell>
          <table:table-cell table:style-name="ce14" office:value-type="string">
            <text:p>Item</text:p>
          </table:table-cell>
          <table:table-cell table:style-name="ce20" table:number-columns-repeated="4"/>
          <table:table-cell table:style-name="ce29"/>
        </table:table-row>
        <table:table-row table:style-name="ro1">
          <table:table-cell table:style-name="ce10" office:value-type="string">
            <text:p>Subscale</text:p>
          </table:table-cell>
          <table:table-cell table:style-name="ce15" office:value-type="string">
            <text:p>Agree</text:p>
          </table:table-cell>
          <table:table-cell table:style-name="ce21" office:value-type="string">
            <text:p>Disagree</text:p>
          </table:table-cell>
          <table:table-cell table:style-name="ce21" office:value-type="string">
            <text:p>Neutral</text:p>
          </table:table-cell>
          <table:table-cell table:style-name="ce21" office:value-type="string">
            <text:p>Strongly Agree</text:p>
          </table:table-cell>
          <table:table-cell table:style-name="ce21" office:value-type="string">
            <text:p>Strongly Disagree</text:p>
          </table:table-cell>
          <table:table-cell table:style-name="ce30" office:value-type="string">
            <text:p>Total Result</text:p>
          </table:table-cell>
        </table:table-row>
        <table:table-row table:style-name="ro1">
          <table:table-cell table:style-name="ce11" office:value-type="string">
            <text:p>Interest/Enjoyment</text:p>
          </table:table-cell>
          <table:table-cell table:style-name="ce16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31" office:value-type="float" office:value="22">
            <text:p>22</text:p>
          </table:table-cell>
        </table:table-row>
        <table:table-row table:style-name="ro1">
          <table:table-cell office:value-type="string">
            <text:p>Perceived Competence</text:p>
          </table:table-cell>
          <table:table-cell table:style-name="ce17" office:value-type="float" office:value="15">
            <text:p>15</text:p>
          </table:table-cell>
          <table:table-cell table:style-name="Pivot_20_Table_20_Value" office:value-type="float" office:value="1">
            <text:p>1</text:p>
          </table:table-cell>
          <table:table-cell table:style-name="Pivot_20_Table_20_Value" office:value-type="float" office:value="2">
            <text:p>2</text:p>
          </table:table-cell>
          <table:table-cell table:style-name="Pivot_20_Table_20_Value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32" office:value-type="float" office:value="22">
            <text:p>22</text:p>
          </table:table-cell>
        </table:table-row>
        <table:table-row table:style-name="ro1">
          <table:table-cell office:value-type="string">
            <text:p>Value/Usefulness</text:p>
          </table:table-cell>
          <table:table-cell table:style-name="ce18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7"/>
          <table:table-cell table:style-name="ce33" office:value-type="float" office:value="22">
            <text:p>22</text:p>
          </table:table-cell>
        </table:table-row>
        <table:table-row table:style-name="ro1">
          <table:table-cell table:style-name="ce13" office:value-type="string">
            <text:p>Total Result</text:p>
          </table:table-cell>
          <table:table-cell table:style-name="ce19" office:value-type="float" office:value="41">
            <text:p>4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4">
            <text:p>14</text:p>
          </table:table-cell>
          <table:table-cell table:style-name="ce28" office:value-type="float" office:value="2">
            <text:p>2</text:p>
          </table:table-cell>
          <table:table-cell table:style-name="ce34" office:value-type="float" office:value="66">
            <text:p>66</text:p>
          </table:table-cell>
        </table:table-row>
      </table:table>
      <table:table table:name="Pivot Table_Pivot Table_Number Scoring - Averages_Graph" table:style-name="ta3">
        <table:shapes>
          <draw:frame draw:z-index="0" draw:style-name="gr1" svg:width="15.999cm" svg:height="8.999cm" svg:x="4.298cm" svg:y="4.456cm">
            <draw:object draw:notify-on-update-of-ranges="'Pivot Table_Pivot Table_Number Scoring - Averages_Graph'.A5:'Pivot Table_Pivot Table_Number Scoring - Averages_Graph'.A7 'Pivot Table_Pivot Table_Number Scoring - Averages_Graph'.B4:'Pivot Table_Pivot Table_Number Scoring - Averages_Graph'.B4 'Pivot Table_Pivot Table_Number Scoring - Averages_Graph'.B5:'Pivot Table_Pivot Table_Number Scoring - Averages_Graph'.B7 'Pivot Table_Pivot Table_Number Scoring - Averages_Graph'.C4:'Pivot Table_Pivot Table_Number Scoring - Averages_Graph'.C4 'Pivot Table_Pivot Table_Number Scoring - Averages_Graph'.C5:'Pivot Table_Pivot Table_Number Scoring - Averages_Graph'.C7 'Pivot Table_Pivot Table_Number Scoring - Averages_Graph'.D4:'Pivot Table_Pivot Table_Number Scoring - Averages_Graph'.D4 'Pivot Table_Pivot Table_Number Scoring - Averages_Graph'.D5:'Pivot Table_Pivot Table_Number Scoring - Averages_Graph'.D7 'Pivot Table_Pivot Table_Number Scoring - Averages_Graph'.E4:'Pivot Table_Pivot Table_Number Scoring - Averages_Graph'.E4 'Pivot Table_Pivot Table_Number Scoring - Averages_Graph'.E5:'Pivot Table_Pivot Table_Number Scoring - Averages_Graph'.E7 'Pivot Table_Pivot Table_Number Scoring - Averages_Graph'.F4:'Pivot Table_Pivot Table_Number Scoring - Averages_Graph'.F4 'Pivot Table_Pivot Table_Number Scoring - Averages_Graph'.F5:'Pivot Table_Pivot Table_Number Scoring - Averages_Graph'.F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0" table:default-cell-style-name="Default"/>
        <table:table-column table:style-name="co13" table:number-columns-repeated="3" table:default-cell-style-name="Default"/>
        <table:table-column table:style-name="co31" table:default-cell-style-name="Default"/>
        <table:table-column table:style-name="co28" table:default-cell-style-name="Default"/>
        <table:table-row table:style-name="ro1">
          <table:table-cell office:value-type="string">
            <text:p>Filt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>
            <text:p>Count - Participants</text:p>
          </table:table-cell>
          <table:table-cell table:style-name="ce14" office:value-type="string">
            <text:p>Item</text:p>
          </table:table-cell>
          <table:table-cell table:style-name="ce20" table:number-columns-repeated="3"/>
          <table:table-cell table:style-name="ce29"/>
        </table:table-row>
        <table:table-row table:style-name="ro1">
          <table:table-cell table:style-name="ce10" office:value-type="string">
            <text:p>Subscale</text:p>
          </table:table-cell>
          <table:table-cell table:style-name="ce15" office:value-type="string">
            <text:p>Agree</text:p>
          </table:table-cell>
          <table:table-cell table:style-name="ce21" office:value-type="string">
            <text:p>Disagree</text:p>
          </table:table-cell>
          <table:table-cell table:style-name="ce21" office:value-type="string">
            <text:p>Neutral</text:p>
          </table:table-cell>
          <table:table-cell table:style-name="ce21" office:value-type="string">
            <text:p>Strongly Agree</text:p>
          </table:table-cell>
          <table:table-cell table:style-name="ce38" office:value-type="string">
            <text:p>Strongly Disagree</text:p>
          </table:table-cell>
        </table:table-row>
        <table:table-row table:style-name="ro1">
          <table:table-cell table:style-name="ce11" office:value-type="string">
            <text:p>Interest/Enjoyment</text:p>
          </table:table-cell>
          <table:table-cell table:style-name="ce16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39" office:value-type="float" office:value="1">
            <text:p>1</text:p>
          </table:table-cell>
        </table:table-row>
        <table:table-row table:style-name="ro1">
          <table:table-cell table:style-name="ce12" office:value-type="string">
            <text:p>Perceived Competence</text:p>
          </table:table-cell>
          <table:table-cell table:style-name="ce17" office:value-type="float" office:value="15">
            <text:p>15</text:p>
          </table:table-cell>
          <table:table-cell table:style-name="Pivot_20_Table_20_Value" office:value-type="float" office:value="1">
            <text:p>1</text:p>
          </table:table-cell>
          <table:table-cell table:style-name="Pivot_20_Table_20_Value" office:value-type="float" office:value="2">
            <text:p>2</text:p>
          </table:table-cell>
          <table:table-cell table:style-name="Pivot_20_Table_20_Value" office:value-type="float" office:value="3">
            <text:p>3</text:p>
          </table:table-cell>
          <table:table-cell table:style-name="ce40" office:value-type="float" office:value="1">
            <text:p>1</text:p>
          </table:table-cell>
        </table:table-row>
        <table:table-row table:style-name="ro1">
          <table:table-cell table:style-name="ce35" office:value-type="string">
            <text:p>Value/Usefulness</text:p>
          </table:table-cell>
          <table:table-cell table:style-name="ce36" office:value-type="float" office:value="11">
            <text:p>1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8">
            <text:p>8</text:p>
          </table:table-cell>
          <table:table-cell table:style-name="ce41"/>
        </table:table-row>
      </table:table>
      <table:table table:name="Sheet8" table:style-name="ta1">
        <table:shapes>
          <draw:frame draw:z-index="0" draw:style-name="gr1" svg:width="15.999cm" svg:height="8.999cm" svg:x="2.357cm" svg:y="2.662cm">
            <draw:object draw:notify-on-update-of-ranges="Sheet8.B4:Sheet8.B6 Sheet8.C3:Sheet8.C3 Sheet8.C4:Sheet8.C6 Sheet8.D3:Sheet8.D3 Sheet8.D4:Sheet8.D6 Sheet8.E3:Sheet8.E3 Sheet8.E4:Sheet8.E6 Sheet8.F3:Sheet8.F3 Sheet8.F4:Sheet8.F6 Sheet8.G3:Sheet8.G3 Sheet8.G4:Sheet8.G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13" table:number-columns-repeated="3" table:default-cell-style-name="Default"/>
        <table:table-column table:style-name="co3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9"/>
          <table:table-cell table:style-name="ce20"/>
          <table:table-cell table:style-name="ce14"/>
          <table:table-cell table:style-name="ce20" table:number-columns-repeated="2"/>
          <table:table-cell table:style-name="ce29"/>
        </table:table-row>
        <table:table-row table:style-name="ro1">
          <table:table-cell/>
          <table:table-cell table:style-name="ce10"/>
          <table:table-cell table:style-name="ce21" office:value-type="string">
            <text:p>Strongly Agree</text:p>
          </table:table-cell>
          <table:table-cell table:style-name="ce15" office:value-type="string">
            <text:p>Agree</text:p>
          </table:table-cell>
          <table:table-cell table:style-name="ce21" office:value-type="string">
            <text:p>Neutral</text:p>
          </table:table-cell>
          <table:table-cell table:style-name="ce21" office:value-type="string">
            <text:p>Disagree</text:p>
          </table:table-cell>
          <table:table-cell table:style-name="ce38" office:value-type="string">
            <text:p>Strongly Disagree</text:p>
          </table:table-cell>
        </table:table-row>
        <table:table-row table:style-name="ro1">
          <table:table-cell/>
          <table:table-cell table:style-name="ce11" office:value-type="string">
            <text:p>Interest/Enjoyment</text:p>
          </table:table-cell>
          <table:table-cell table:style-name="ce22" office:value-type="float" office:value="3">
            <text:p>3</text:p>
          </table:table-cell>
          <table:table-cell table:style-name="ce16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9" office:value-type="float" office:value="1">
            <text:p>1</text:p>
          </table:table-cell>
        </table:table-row>
        <table:table-row table:style-name="ro1">
          <table:table-cell/>
          <table:table-cell table:style-name="ce12" office:value-type="string">
            <text:p>Perceived Competence</text:p>
          </table:table-cell>
          <table:table-cell table:style-name="Pivot_20_Table_20_Value" office:value-type="float" office:value="3">
            <text:p>3</text:p>
          </table:table-cell>
          <table:table-cell table:style-name="ce17" office:value-type="float" office:value="15">
            <text:p>15</text:p>
          </table:table-cell>
          <table:table-cell table:style-name="Pivot_20_Table_20_Value" office:value-type="float" office:value="2">
            <text:p>2</text:p>
          </table:table-cell>
          <table:table-cell table:style-name="Pivot_20_Table_20_Value" office:value-type="float" office:value="1">
            <text:p>1</text:p>
          </table:table-cell>
          <table:table-cell table:style-name="ce40" office:value-type="float" office:value="1">
            <text:p>1</text:p>
          </table:table-cell>
        </table:table-row>
        <table:table-row table:style-name="ro1">
          <table:table-cell/>
          <table:table-cell table:style-name="ce35" office:value-type="string">
            <text:p>Value/Usefulness</text:p>
          </table:table-cell>
          <table:table-cell table:style-name="ce37" office:value-type="float" office:value="8">
            <text:p>8</text:p>
          </table:table-cell>
          <table:table-cell table:style-name="ce36" office:value-type="float" office:value="11">
            <text:p>11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41" office:value-type="float" office:value="0">
            <text:p>0</text:p>
          </table:table-cell>
        </table:table-row>
      </table:table>
      <table:table table:name="Revised Computatons ### September 16 2012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3">
            <text:p>3</text:p>
          </table:table-cell>
          <table:table-cell office:value-type="string">
            <text:p>V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3">
            <text:p>3</text:p>
          </table:table-cell>
          <table:table-cell office:value-type="string">
            <text:p>IE</text:p>
          </table:table-cell>
          <table:table-cell office:value-type="float" office:value="4">
            <text:p>4</text:p>
          </table:table-cell>
          <table:table-cell office:value-type="string">
            <text:p>VU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3">
            <text:p>3</text:p>
          </table:table-cell>
          <table:table-cell office:value-type="string">
            <text:p>IE</text:p>
          </table:table-cell>
          <table:table-cell office:value-type="float" office:value="5">
            <text:p>5</text:p>
          </table:table-cell>
          <table:table-cell office:value-type="string">
            <text:p>V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1">
            <text:p>1</text:p>
          </table:table-cell>
          <table:table-cell office:value-type="string">
            <text:p>IE</text:p>
          </table:table-cell>
          <table:table-cell office:value-type="float" office:value="2">
            <text:p>2</text:p>
          </table:table-cell>
          <table:table-cell office:value-type="string">
            <text:p>V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4">
            <text:p>4</text:p>
          </table:table-cell>
          <table:table-cell office:value-type="string">
            <text:p>V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1">
            <text:p>1</text:p>
          </table:table-cell>
          <table:table-cell office:value-type="string">
            <text:p>IE</text:p>
          </table:table-cell>
          <table:table-cell office:value-type="float" office:value="1">
            <text:p>1</text:p>
          </table:table-cell>
          <table:table-cell office:value-type="string">
            <text:p>V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3">
            <text:p>3</text:p>
          </table:table-cell>
          <table:table-cell office:value-type="string">
            <text:p>V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4">
            <text:p>4</text:p>
          </table:table-cell>
          <table:table-cell office:value-type="string">
            <text:p>IE</text:p>
          </table:table-cell>
          <table:table-cell office:value-type="float" office:value="4">
            <text:p>4</text:p>
          </table:table-cell>
          <table:table-cell office:value-type="string">
            <text:p>V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5">
            <text:p>5</text:p>
          </table:table-cell>
          <table:table-cell office:value-type="string">
            <text:p>IE</text:p>
          </table:table-cell>
          <table:table-cell office:value-type="float" office:value="4">
            <text:p>4</text:p>
          </table:table-cell>
          <table:table-cell office:value-type="string">
            <text:p>VU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1">
            <text:p>1</text:p>
          </table:table-cell>
          <table:table-cell office:value-type="string">
            <text:p>IE</text:p>
          </table:table-cell>
          <table:table-cell office:value-type="float" office:value="1">
            <text:p>1</text:p>
          </table:table-cell>
          <table:table-cell office:value-type="string">
            <text:p>V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2">
            <text:p>2</text:p>
          </table:table-cell>
          <table:table-cell office:value-type="string">
            <text:p>V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3">
            <text:p>3</text:p>
          </table:table-cell>
          <table:table-cell office:value-type="string">
            <text:p>V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3">
            <text:p>3</text:p>
          </table:table-cell>
          <table:table-cell office:value-type="string">
            <text:p>V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3">
            <text:p>3</text:p>
          </table:table-cell>
          <table:table-cell office:value-type="string">
            <text:p>V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2">
            <text:p>2</text:p>
          </table:table-cell>
          <table:table-cell office:value-type="string">
            <text:p>V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3">
            <text:p>3</text:p>
          </table:table-cell>
          <table:table-cell office:value-type="string">
            <text:p>V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3">
            <text:p>3</text:p>
          </table:table-cell>
          <table:table-cell office:value-type="string">
            <text:p>V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3">
            <text:p>3</text:p>
          </table:table-cell>
          <table:table-cell office:value-type="string">
            <text:p>V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3">
            <text:p>3</text:p>
          </table:table-cell>
          <table:table-cell office:value-type="string">
            <text:p>VU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3">
            <text:p>3</text:p>
          </table:table-cell>
          <table:table-cell office:value-type="string">
            <text:p>V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2">
            <text:p>2</text:p>
          </table:table-cell>
          <table:table-cell office:value-type="string">
            <text:p>V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float" office:value="2">
            <text:p>2</text:p>
          </table:table-cell>
          <table:table-cell office:value-type="string">
            <text:p>IE</text:p>
          </table:table-cell>
          <table:table-cell office:value-type="float" office:value="3">
            <text:p>3</text:p>
          </table:table-cell>
          <table:table-cell office:value-type="string">
            <text:p>VU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PC</text:p>
          </table:table-cell>
          <table:table-cell office:value-type="string">
            <text:p>IE</text:p>
          </table:table-cell>
          <table:table-cell office:value-type="string">
            <text:p>VU</text:p>
          </table:table-cell>
          <table:table-cell/>
        </table:table-row>
        <table:table-row table:style-name="ro1">
          <table:table-cell office:value-type="string">
            <text:p>Strongly Agree</text:p>
          </table:table-cell>
          <table:table-cell office:value-type="float" office:value="1">
            <text:p>1</text:p>
          </table:table-cell>
          <table:table-cell table:formula="of:=COUNTIF([.$B$2:.$B$23];[.$B26])" office:value-type="float" office:value="3">
            <text:p>3</text:p>
          </table:table-cell>
          <table:table-cell table:formula="of:=COUNTIF([.$D$2:.$D$23]; [.$B26])" office:value-type="float" office:value="2">
            <text:p>2</text:p>
          </table:table-cell>
          <table:table-cell table:formula="of:=COUNTIF([.$F$2:.$F$23];[.$B26])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Agree</text:p>
          </table:table-cell>
          <table:table-cell office:value-type="float" office:value="2">
            <text:p>2</text:p>
          </table:table-cell>
          <table:table-cell table:formula="of:=COUNTIF([.$B$2:.$B$23];[.$B27])" office:value-type="float" office:value="15">
            <text:p>15</text:p>
          </table:table-cell>
          <table:table-cell table:formula="of:=COUNTIF([.$D$2:.$D$23]; [.$B27])" office:value-type="float" office:value="4">
            <text:p>4</text:p>
          </table:table-cell>
          <table:table-cell table:formula="of:=COUNTIF([.$F$2:.$F$23];[.$B27])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table:formula="of:=COUNTIF([.$B$2:.$B$23];[.$B28])" office:value-type="float" office:value="2">
            <text:p>2</text:p>
          </table:table-cell>
          <table:table-cell table:formula="of:=COUNTIF([.$D$2:.$D$23]; [.$B28])" office:value-type="float" office:value="11">
            <text:p>11</text:p>
          </table:table-cell>
          <table:table-cell table:formula="of:=COUNTIF([.$F$2:.$F$23];[.$B28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Disagree</text:p>
          </table:table-cell>
          <table:table-cell office:value-type="float" office:value="4">
            <text:p>4</text:p>
          </table:table-cell>
          <table:table-cell table:formula="of:=COUNTIF([.$B$2:.$B$23];[.$B29])" office:value-type="float" office:value="1">
            <text:p>1</text:p>
          </table:table-cell>
          <table:table-cell table:formula="of:=COUNTIF([.$D$2:.$D$23]; [.$B29])" office:value-type="float" office:value="4">
            <text:p>4</text:p>
          </table:table-cell>
          <table:table-cell table:formula="of:=COUNTIF([.$F$2:.$F$23];[.$B29])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trongly Disagree</text:p>
          </table:table-cell>
          <table:table-cell office:value-type="float" office:value="5">
            <text:p>5</text:p>
          </table:table-cell>
          <table:table-cell table:formula="of:=COUNTIF([.$B$2:.$B$23];[.$B30])" office:value-type="float" office:value="1">
            <text:p>1</text:p>
          </table:table-cell>
          <table:table-cell table:formula="of:=COUNTIF([.$D$2:.$D$23]; [.$B30])" office:value-type="float" office:value="1">
            <text:p>1</text:p>
          </table:table-cell>
          <table:table-cell table:formula="of:=COUNTIF([.$F$2:.$F$23];[.$B30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SUM([.C26:.C30])" office:value-type="float" office:value="22">
            <text:p>22</text:p>
          </table:table-cell>
          <table:table-cell table:formula="of:=SUM([.D26:.D30])" office:value-type="float" office:value="22">
            <text:p>22</text:p>
          </table:table-cell>
          <table:table-cell table:formula="of:=SUM([.E26:.E30])" office:value-type="float" office:value="22">
            <text:p>22</text:p>
          </table:table-cell>
          <table:table-cell/>
        </table:table-row>
      </table:table>
      <table:named-expressions/>
      <table:database-ranges>
        <table:database-range table:name="__Anonymous_DB__1" table:target-range-address="'Analysis - Scoring'.B25:'Analysis - Scoring'.H25" table:contains-header="false" table:orientation="column"/>
        <table:database-range table:name="__Anonymous_DB__2" table:target-range-address="'Analysis - Scoring'.B25:'Analysis - Scoring'.K25" table:orientation="column"/>
      </table:database-ranges>
      <table:data-pilot-tables>
        <table:data-pilot-table table:name="DataPilot1" table:application-data="" table:target-range-address="'Pivot Table_Number Scoring - Averages'.A1:'Pivot Table_Number Scoring - Averages'.G8" table:buttons="'Pivot Table_Number Scoring - Averages'.A1 'Pivot Table_Number Scoring - Averages'.A4 'Pivot Table_Number Scoring - Averages'.B3">
          <table:source-cell-range table:cell-range-address="'Number Scoring - Averages'.A31:'Number Scoring - Averages'.D97"/>
          <table:data-pilot-field table:source-field-name="Item" table:orientation="column" table:used-hierarchy="0" table:function="auto">
            <table:data-pilot-level table:show-empty="false">
              <table:data-pilot-members>
                <table:data-pilot-member table:name="Agree" table:display="true" table:show-details="true"/>
                <table:data-pilot-member table:name="Disagree" table:display="true" table:show-details="true"/>
                <table:data-pilot-member table:name="Neutral" table:display="true" table:show-details="true"/>
                <table:data-pilot-member table:name="Strongly Agree" table:display="true" table:show-details="true"/>
                <table:data-pilot-member table:name="Strongly Disagre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scale" table:orientation="row" table:used-hierarchy="0" table:function="auto">
            <table:data-pilot-level table:show-empty="false">
              <table:data-pilot-members>
                <table:data-pilot-member table:name="Interest/Enjoyment" table:display="true" table:show-details="true"/>
                <table:data-pilot-member table:name="Perceived Competence" table:display="true" table:show-details="true"/>
                <table:data-pilot-member table:name="Value/Usefuln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articipants" table:orientation="data" table:used-hierarchy="0" table:function="count">
            <table:data-pilot-level table:show-empty="false">
              <table:data-pilot-members>
                <table:data-pilot-member table:name="23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6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82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2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Pivot Table_Number Scoring - Averages_Graph'.A1:'Pivot Table_Pivot Table_Number Scoring - Averages_Graph'.F7" table:buttons="'Pivot Table_Pivot Table_Number Scoring - Averages_Graph'.A1 'Pivot Table_Pivot Table_Number Scoring - Averages_Graph'.A4 'Pivot Table_Pivot Table_Number Scoring - Averages_Graph'.B3" table:grand-total="none" table:drill-down-on-double-click="false">
          <table:source-cell-range table:cell-range-address="'Number Scoring - Averages'.A31:'Number Scoring - Averages'.D97"/>
          <table:data-pilot-field table:source-field-name="Item" table:orientation="column" table:used-hierarchy="0" table:function="auto">
            <table:data-pilot-level table:show-empty="false">
              <table:data-pilot-members>
                <table:data-pilot-member table:name="Agree" table:display="true" table:show-details="true"/>
                <table:data-pilot-member table:name="Disagree" table:display="true" table:show-details="true"/>
                <table:data-pilot-member table:name="Neutral" table:display="true" table:show-details="true"/>
                <table:data-pilot-member table:name="Strongly Agree" table:display="true" table:show-details="true"/>
                <table:data-pilot-member table:name="Strongly Disagre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scale" table:orientation="row" table:used-hierarchy="0" table:function="auto">
            <table:data-pilot-level table:show-empty="false">
              <table:data-pilot-members>
                <table:data-pilot-member table:name="Interest/Enjoyment" table:display="true" table:show-details="true"/>
                <table:data-pilot-member table:name="Perceived Competence" table:display="true" table:show-details="true"/>
                <table:data-pilot-member table:name="Value/Usefuln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articipants" table:orientation="data" table:used-hierarchy="0" table:function="count">
            <table:data-pilot-level table:show-empty="false">
              <table:data-pilot-members>
                <table:data-pilot-member table:name="23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6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82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2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adornments="Regular" style:font-pitch="variable"/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Ubuntu" style:font-name-asian="Droid Sans Fallback" style:font-name-complex="Lohit Hindi"/>
    </style:style>
    <style:style style:name="Result" style:family="table-cell" style:parent-style-name="Default">
      <style:text-properties style:font-name="Liberation Serif" fo:font-style="normal" style:text-underline-style="solid" style:text-underline-width="auto" style:text-underline-color="font-color" fo:font-weight="normal"/>
    </style:style>
    <style:style style:name="Result2" style:family="table-cell" style:parent-style-name="Result" style:data-style-name="N104">
      <style:text-properties style:font-name="Liberation Serif" fo:font-style="normal" fo:font-weight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9-16T20:22:08</dc:date>
    <dc:creator>Lighton Phiri</dc:creator>
    <meta:editing-duration>PT18H35M33S</meta:editing-duration>
    <meta:editing-cycles>106</meta:editing-cycles>
    <meta:document-statistic meta:table-count="9" meta:cell-count="17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19cm" svg:y="3.205cm" style:legend-expansion="high" chart:style-name="ch2"/>
        <chart:plot-area chart:style-name="ch3" table:cell-range-address="'Pivot Table_Pivot Table_Number Scoring - Averages_Graph'.A5:'Pivot Table_Pivot Table_Number Scoring - Averages_Graph'.F7 'Pivot Table_Pivot Table_Number Scoring - Averages_Graph'.B4:'Pivot Table_Pivot Table_Number Scoring - Averages_Graph'.F4" chart:data-source-has-labels="both" svg:x="1.331cm" svg:y="0.855cm" svg:width="10.549cm" svg:height="6.984cm">
          <chartooo:coordinate-region svg:x="1.952cm" svg:y="1.054cm" svg:width="9.928cm" svg:height="5.74cm"/>
          <chart:axis chart:dimension="x" chart:name="primary-x" chart:style-name="ch4" chartooo:axis-type="auto">
            <chartooo:date-scale/>
            <chart:title svg:x="5.529cm" svg:y="8.019cm" chart:style-name="ch5">
              <text:p>IMI Subscales</text:p>
            </chart:title>
            <chart:categories table:cell-range-address="'Pivot Table_Pivot Table_Number Scoring - Averages_Graph'.A5:'Pivot Table_Pivot Table_Number Scoring - Averages_Graph'.A7"/>
            <chart:grid chart:style-name="ch6" chart:class="major"/>
          </chart:axis>
          <chart:axis chart:dimension="y" chart:name="primary-y" chart:style-name="ch7">
            <chart:title svg:x="0.451cm" svg:y="5.264cm" chart:style-name="ch8">
              <text:p>Participants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Pivot Table_Pivot Table_Number Scoring - Averages_Graph'.B5:'Pivot Table_Pivot Table_Number Scoring - Averages_Graph'.B7" chart:label-cell-address="'Pivot Table_Pivot Table_Number Scoring - Averages_Graph'.B4:'Pivot Table_Pivot Table_Number Scoring - Averages_Graph'.B4" chart:class="chart:bar">
            <chart:data-point chart:repeated="3"/>
          </chart:series>
          <chart:series chart:attached-axis="primary-y" chart:style-name="ch11" chart:values-cell-range-address="'Pivot Table_Pivot Table_Number Scoring - Averages_Graph'.C5:'Pivot Table_Pivot Table_Number Scoring - Averages_Graph'.C7" chart:label-cell-address="'Pivot Table_Pivot Table_Number Scoring - Averages_Graph'.C4:'Pivot Table_Pivot Table_Number Scoring - Averages_Graph'.C4" chart:class="chart:bar">
            <chart:data-point chart:repeated="3"/>
          </chart:series>
          <chart:series chart:attached-axis="primary-y" chart:style-name="ch12" chart:values-cell-range-address="'Pivot Table_Pivot Table_Number Scoring - Averages_Graph'.D5:'Pivot Table_Pivot Table_Number Scoring - Averages_Graph'.D7" chart:label-cell-address="'Pivot Table_Pivot Table_Number Scoring - Averages_Graph'.D4:'Pivot Table_Pivot Table_Number Scoring - Averages_Graph'.D4" chart:class="chart:bar">
            <chart:data-point chart:repeated="3"/>
          </chart:series>
          <chart:series chart:attached-axis="primary-y" chart:style-name="ch13" chart:values-cell-range-address="'Pivot Table_Pivot Table_Number Scoring - Averages_Graph'.E5:'Pivot Table_Pivot Table_Number Scoring - Averages_Graph'.E7" chart:label-cell-address="'Pivot Table_Pivot Table_Number Scoring - Averages_Graph'.E4:'Pivot Table_Pivot Table_Number Scoring - Averages_Graph'.E4" chart:class="chart:bar">
            <chart:data-point chart:repeated="3"/>
          </chart:series>
          <chart:series chart:attached-axis="primary-y" chart:style-name="ch14" chart:values-cell-range-address="'Pivot Table_Pivot Table_Number Scoring - Averages_Graph'.F5:'Pivot Table_Pivot Table_Number Scoring - Averages_Graph'.F7" chart:label-cell-address="'Pivot Table_Pivot Table_Number Scoring - Averages_Graph'.F4:'Pivot Table_Pivot Table_Number Scoring - Averages_Graph'.F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ree</text:p>
                <draw:g>
                  <svg:desc>'Pivot Table_Pivot Table_Number Scoring - Averages_Graph'.B4:'Pivot Table_Pivot Table_Number Scoring - Averages_Graph'.B4</svg:desc>
                </draw:g>
              </table:table-cell>
              <table:table-cell office:value-type="string">
                <text:p>Disagree</text:p>
                <draw:g>
                  <svg:desc>'Pivot Table_Pivot Table_Number Scoring - Averages_Graph'.C4:'Pivot Table_Pivot Table_Number Scoring - Averages_Graph'.C4</svg:desc>
                </draw:g>
              </table:table-cell>
              <table:table-cell office:value-type="string">
                <text:p>Neutral</text:p>
                <draw:g>
                  <svg:desc>'Pivot Table_Pivot Table_Number Scoring - Averages_Graph'.D4:'Pivot Table_Pivot Table_Number Scoring - Averages_Graph'.D4</svg:desc>
                </draw:g>
              </table:table-cell>
              <table:table-cell office:value-type="string">
                <text:p>Strongly Agree</text:p>
                <draw:g>
                  <svg:desc>'Pivot Table_Pivot Table_Number Scoring - Averages_Graph'.E4:'Pivot Table_Pivot Table_Number Scoring - Averages_Graph'.E4</svg:desc>
                </draw:g>
              </table:table-cell>
              <table:table-cell office:value-type="string">
                <text:p>Strongly Disagree</text:p>
                <draw:g>
                  <svg:desc>'Pivot Table_Pivot Table_Number Scoring - Averages_Graph'.F4:'Pivot Table_Pivot Table_Number Scoring - Averages_Graph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est/Enjoyment</text:p>
                <draw:g>
                  <svg:desc>'Pivot Table_Pivot Table_Number Scoring - Averages_Graph'.A5:'Pivot Table_Pivot Table_Number Scoring - Averages_Graph'.A7</svg:desc>
                </draw:g>
              </table:table-cell>
              <table:table-cell office:value-type="float" office:value="15">
                <text:p>15</text:p>
                <draw:g>
                  <svg:desc>'Pivot Table_Pivot Table_Number Scoring - Averages_Graph'.B5:'Pivot Table_Pivot Table_Number Scoring - Averages_Graph'.B7</svg:desc>
                </draw:g>
              </table:table-cell>
              <table:table-cell office:value-type="float" office:value="1">
                <text:p>1</text:p>
                <draw:g>
                  <svg:desc>'Pivot Table_Pivot Table_Number Scoring - Averages_Graph'.C5:'Pivot Table_Pivot Table_Number Scoring - Averages_Graph'.C7</svg:desc>
                </draw:g>
              </table:table-cell>
              <table:table-cell office:value-type="float" office:value="2">
                <text:p>2</text:p>
                <draw:g>
                  <svg:desc>'Pivot Table_Pivot Table_Number Scoring - Averages_Graph'.D5:'Pivot Table_Pivot Table_Number Scoring - Averages_Graph'.D7</svg:desc>
                </draw:g>
              </table:table-cell>
              <table:table-cell office:value-type="float" office:value="3">
                <text:p>3</text:p>
                <draw:g>
                  <svg:desc>'Pivot Table_Pivot Table_Number Scoring - Averages_Graph'.E5:'Pivot Table_Pivot Table_Number Scoring - Averages_Graph'.E7</svg:desc>
                </draw:g>
              </table:table-cell>
              <table:table-cell office:value-type="float" office:value="1">
                <text:p>1</text:p>
                <draw:g>
                  <svg:desc>'Pivot Table_Pivot Table_Number Scoring - Averages_Graph'.F5:'Pivot Table_Pivot Table_Number Scoring - Averages_Graph'.F7</svg:desc>
                </draw:g>
              </table:table-cell>
            </table:table-row>
            <table:table-row>
              <table:table-cell office:value-type="string">
                <text:p>Perceived Competence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lue/Usefulness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19cm" svg:y="3.205cm" style:legend-expansion="high" chart:style-name="ch2"/>
        <chart:plot-area chart:style-name="ch3" table:cell-range-address="Sheet8.B4:Sheet8.G6 Sheet8.C3:Sheet8.G3" chart:data-source-has-labels="both" svg:x="1.331cm" svg:y="0.855cm" svg:width="10.549cm" svg:height="6.984cm">
          <chartooo:coordinate-region svg:x="1.952cm" svg:y="1.054cm" svg:width="9.928cm" svg:height="5.74cm"/>
          <chart:axis chart:dimension="x" chart:name="primary-x" chart:style-name="ch4" chartooo:axis-type="auto">
            <chartooo:date-scale/>
            <chart:title svg:x="5.529cm" svg:y="8.019cm" chart:style-name="ch5">
              <text:p>IMI Subscales</text:p>
            </chart:title>
            <chart:categories table:cell-range-address="Sheet8.B4:Sheet8.B6"/>
          </chart:axis>
          <chart:axis chart:dimension="y" chart:name="primary-y" chart:style-name="ch6">
            <chart:title svg:x="0.451cm" svg:y="5.264cm" chart:style-name="ch7">
              <text:p>Participants</text:p>
            </chart:title>
            <chart:grid chart:style-name="ch8" chart:class="major"/>
          </chart:axis>
          <chart:series chart:style-name="ch9" chart:values-cell-range-address="Sheet8.C4:Sheet8.C6" chart:label-cell-address="Sheet8.C3:Sheet8.C3" chart:class="chart:bar">
            <chart:data-point chart:repeated="3"/>
          </chart:series>
          <chart:series chart:style-name="ch10" chart:values-cell-range-address="Sheet8.D4:Sheet8.D6" chart:label-cell-address="Sheet8.D3:Sheet8.D3" chart:class="chart:bar">
            <chart:data-point chart:repeated="3"/>
          </chart:series>
          <chart:series chart:style-name="ch11" chart:values-cell-range-address="Sheet8.E4:Sheet8.E6" chart:label-cell-address="Sheet8.E3:Sheet8.E3" chart:class="chart:bar">
            <chart:data-point chart:repeated="3"/>
          </chart:series>
          <chart:series chart:style-name="ch12" chart:values-cell-range-address="Sheet8.F4:Sheet8.F6" chart:label-cell-address="Sheet8.F3:Sheet8.F3" chart:class="chart:bar">
            <chart:data-point chart:repeated="3"/>
          </chart:series>
          <chart:series chart:style-name="ch13" chart:values-cell-range-address="Sheet8.G4:Sheet8.G6" chart:label-cell-address="Sheet8.G3:Sheet8.G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ly Agree</text:p>
                <draw:g>
                  <svg:desc>Sheet8.C3:Sheet8.C3</svg:desc>
                </draw:g>
              </table:table-cell>
              <table:table-cell office:value-type="string">
                <text:p>Agree</text:p>
                <draw:g>
                  <svg:desc>Sheet8.D3:Sheet8.D3</svg:desc>
                </draw:g>
              </table:table-cell>
              <table:table-cell office:value-type="string">
                <text:p>Neutral</text:p>
                <draw:g>
                  <svg:desc>Sheet8.E3:Sheet8.E3</svg:desc>
                </draw:g>
              </table:table-cell>
              <table:table-cell office:value-type="string">
                <text:p>Disagree</text:p>
                <draw:g>
                  <svg:desc>Sheet8.F3:Sheet8.F3</svg:desc>
                </draw:g>
              </table:table-cell>
              <table:table-cell office:value-type="string">
                <text:p>Strongly Disagree</text:p>
                <draw:g>
                  <svg:desc>Sheet8.G3:Sheet8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est/Enjoyment</text:p>
                <draw:g>
                  <svg:desc>Sheet8.B4:Sheet8.B6</svg:desc>
                </draw:g>
              </table:table-cell>
              <table:table-cell office:value-type="float" office:value="3">
                <text:p>3</text:p>
                <draw:g>
                  <svg:desc>Sheet8.C4:Sheet8.C6</svg:desc>
                </draw:g>
              </table:table-cell>
              <table:table-cell office:value-type="float" office:value="15">
                <text:p>15</text:p>
                <draw:g>
                  <svg:desc>Sheet8.D4:Sheet8.D6</svg:desc>
                </draw:g>
              </table:table-cell>
              <table:table-cell office:value-type="float" office:value="2">
                <text:p>2</text:p>
                <draw:g>
                  <svg:desc>Sheet8.E4:Sheet8.E6</svg:desc>
                </draw:g>
              </table:table-cell>
              <table:table-cell office:value-type="float" office:value="1">
                <text:p>1</text:p>
                <draw:g>
                  <svg:desc>Sheet8.F4:Sheet8.F6</svg:desc>
                </draw:g>
              </table:table-cell>
              <table:table-cell office:value-type="float" office:value="1">
                <text:p>1</text:p>
                <draw:g>
                  <svg:desc>Sheet8.G4:Sheet8.G6</svg:desc>
                </draw:g>
              </table:table-cell>
            </table:table-row>
            <table:table-row>
              <table:table-cell office:value-type="string">
                <text:p>Perceived Competence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lue/Usefulness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